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6.00pt" fo:font-weight="bold"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6.00pt" fo:font-weight="bold"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6.00pt" fo:font-weight="bold"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Segoe UI Symbol'" style:font-family-asian="'Segoe UI Symbol'" style:font-family-complex="'Segoe UI Symbol'" fo:background-color="transparent" style:use-window-font-color="true"/>
    </style:style>
    <style:style style:name="T15" style:family="text">
      <style:text-properties fo:font-size="16.00pt" fo:font-weight="bold"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bold" fo:font-family="Calibri" style:font-family-asian="Calibri" style:font-family-complex="Calibri" fo:background-color="transparent" style:use-window-font-color="true"/>
    </style:style>
    <style:style style:name="T20" style:family="text">
      <style:text-properties fo:font-size="14.00pt" fo:font-weight="bold" fo:font-family="Calibri" style:font-family-asian="Calibri" style:font-family-complex="Calibri" fo:background-color="transparent" style:use-window-font-color="true"/>
    </style:style>
    <style:style style:name="T21" style:family="text">
      <style:text-properties fo:font-size="14.00pt" fo:font-weight="normal" fo:font-family="Calibri" style:font-family-asian="Calibri" style:font-family-complex="Calibri" fo:background-color="transparent" style:use-window-font-color="true"/>
    </style:style>
    <style:style style:name="T22" style:family="text">
      <style:text-properties fo:font-size="12.00pt" fo:font-weight="normal" fo:font-family="Calibri" style:font-family-asian="Calibri" style:font-family-complex="Calibri" fo:background-color="transparent" style:use-window-font-color="true"/>
    </style:style>
    <style:style style:name="T23" style:family="text">
      <style:text-properties fo:font-size="12.00pt" fo:font-weight="bold" fo:font-family="Calibri" style:font-family-asian="Calibri" style:font-family-complex="Calibri" fo:background-color="transparent" style:use-window-font-color="true"/>
    </style:style>
    <style:style style:name="T24" style:family="text">
      <style:text-properties fo:font-size="12.00pt" fo:font-weight="normal" fo:font-family="Calibri" style:font-family-asian="Calibri" style:font-family-complex="Calibri" fo:background-color="transparent" style:use-window-font-color="true"/>
    </style:style>
    <style:style style:name="T25" style:family="text">
      <style:text-properties fo:font-size="12.00pt" fo:font-weight="bold" fo:font-family="Calibri" style:font-family-asian="Calibri" style:font-family-complex="Calibri" fo:background-color="transparent" style:use-window-font-color="true"/>
    </style:style>
    <style:style style:name="T26" style:family="text">
      <style:text-properties fo:font-size="12.00pt" fo:font-weight="normal" fo:font-family="Calibri" style:font-family-asian="Calibri" style:font-family-complex="Calibri" fo:background-color="transparent" style:use-window-font-color="true"/>
    </style:style>
    <style:style style:name="T27" style:family="text">
      <style:text-properties fo:font-size="12.00pt" fo:font-weight="bold" fo:font-family="Calibri" style:font-family-asian="Calibri" style:font-family-complex="Calibri" fo:background-color="transparent" style:use-window-font-color="true"/>
    </style:style>
    <style:style style:name="T28" style:family="text">
      <style:text-properties fo:font-size="12.00pt" fo:font-weight="normal" fo:font-family="Calibri" style:font-family-asian="Calibri" style:font-family-complex="Calibri" fo:background-color="transparent" style:use-window-font-color="true"/>
    </style:style>
    <style:style style:name="T29" style:family="text">
      <style:text-properties fo:font-size="12.00pt" fo:font-weight="bold" fo:font-family="Calibri" style:font-family-asian="Calibri" style:font-family-complex="Calibri" fo:background-color="transparent" style:use-window-font-color="true"/>
    </style:style>
    <style:style style:name="T30" style:family="text">
      <style:text-properties fo:font-size="14.00pt" fo:font-weight="bold" fo:font-family="Calibri" style:font-family-asian="Calibri" style:font-family-complex="Calibri" fo:background-color="transparent" style:use-window-font-color="true"/>
    </style:style>
    <style:style style:name="T31" style:family="text">
      <style:text-properties fo:font-size="14.00pt" fo:font-weight="normal" fo:font-family="Calibri" style:font-family-asian="Calibri" style:font-family-complex="Calibri" fo:background-color="transparent" style:use-window-font-color="true"/>
    </style:style>
    <style:style style:name="T32" style:family="text">
      <style:text-properties fo:font-size="12.00pt" fo:font-weight="normal" fo:font-family="Calibri" style:font-family-asian="Calibri" style:font-family-complex="Calibri" fo:background-color="transparent" style:use-window-font-color="true"/>
    </style:style>
    <style:style style:name="T33" style:family="text">
      <style:text-properties fo:font-size="12.00pt" fo:font-weight="bold" fo:font-family="Calibri" style:font-family-asian="Calibri" style:font-family-complex="Calibri" fo:background-color="transparent" style:use-window-font-color="true"/>
    </style:style>
    <style:style style:name="T34" style:family="text">
      <style:text-properties fo:font-size="12.00pt" fo:font-weight="normal" fo:font-family="Calibri" style:font-family-asian="Calibri" style:font-family-complex="Calibri" fo:background-color="transparent" style:use-window-font-color="true"/>
    </style:style>
    <style:style style:name="T35" style:family="text">
      <style:text-properties fo:font-size="12.00pt" fo:font-weight="bold" fo:font-family="Calibri" style:font-family-asian="Calibri" style:font-family-complex="Calibri" fo:background-color="transparent" style:use-window-font-color="true"/>
    </style:style>
    <style:style style:name="T36" style:family="text">
      <style:text-properties fo:font-size="12.00pt" fo:font-weight="normal" fo:font-family="Calibri" style:font-family-asian="Calibri" style:font-family-complex="Calibri" fo:background-color="transparent" style:use-window-font-color="true"/>
    </style:style>
    <style:style style:name="T37" style:family="text">
      <style:text-properties fo:font-size="12.00pt" fo:font-weight="bold" fo:font-family="Calibri" style:font-family-asian="Calibri" style:font-family-complex="Calibri" fo:background-color="transparent" style:use-window-font-color="true"/>
    </style:style>
    <style:style style:name="T38" style:family="text">
      <style:text-properties fo:font-size="12.00pt" fo:font-weight="normal" fo:font-family="Calibri" style:font-family-asian="Calibri" style:font-family-complex="Calibri" fo:background-color="transparent" style:use-window-font-color="true"/>
    </style:style>
    <style:style style:name="T39" style:family="text">
      <style:text-properties fo:font-size="12.00pt" fo:font-weight="normal" fo:font-family="Calibri" style:font-family-asian="Calibri" style:font-family-complex="Calibri" fo:background-color="transparent" style:use-window-font-color="true"/>
    </style:style>
    <style:style style:name="T40" style:family="text">
      <style:text-properties fo:font-size="12.00pt" fo:font-weight="normal" fo:font-family="Calibri" style:font-family-asian="Calibri" style:font-family-complex="Calibri" fo:background-color="transparent" style:use-window-font-color="true"/>
    </style:style>
    <style:style style:name="T41" style:family="text">
      <style:text-properties fo:font-size="12.00pt" fo:font-weight="normal" fo:font-family="Calibri" style:font-family-asian="Calibri" style:font-family-complex="Calibri" fo:background-color="transparent" style:use-window-font-color="true"/>
    </style:style>
    <style:style style:name="T42" style:family="text">
      <style:text-properties fo:font-size="12.00pt" fo:font-weight="normal" fo:font-family="Calibri" style:font-family-asian="Calibri" style:font-family-complex="Calibri" fo:background-color="transparent" style:use-window-font-color="true"/>
    </style:style>
    <style:style style:name="T43" style:family="text">
      <style:text-properties fo:font-size="12.00pt" fo:font-weight="normal" fo:font-family="Calibri" style:font-family-asian="Calibri" style:font-family-complex="Calibri" fo:background-color="transparent" style:use-window-font-color="true"/>
    </style:style>
    <style:style style:name="T44" style:family="text">
      <style:text-properties fo:font-size="12.00pt" fo:font-weight="normal" fo:font-family="Calibri" style:font-family-asian="Calibri" style:font-family-complex="Calibri" fo:background-color="transparent" style:use-window-font-color="true"/>
    </style:style>
    <style:style style:name="T45" style:family="text">
      <style:text-properties fo:font-size="12.00pt" fo:font-weight="bold" fo:font-family="Calibri" style:font-family-asian="Calibri" style:font-family-complex="Calibri" fo:background-color="transparent" style:use-window-font-color="true"/>
    </style:style>
    <style:style style:name="T46" style:family="text">
      <style:text-properties fo:font-size="12.00pt" fo:font-weight="normal" fo:font-family="Calibri" style:font-family-asian="Calibri" style:font-family-complex="Calibri" fo:background-color="transparent" style:use-window-font-color="true"/>
    </style:style>
    <style:style style:name="T47" style:family="text">
      <style:text-properties fo:font-size="12.00pt" fo:font-weight="bold" fo:font-family="Calibri" style:font-family-asian="Calibri" style:font-family-complex="Calibri" fo:background-color="transparent" style:use-window-font-color="true"/>
    </style:style>
    <style:style style:name="T48" style:family="text">
      <style:text-properties fo:font-size="12.00pt" fo:font-weight="normal" fo:font-family="Calibri" style:font-family-asian="Calibri" style:font-family-complex="Calibri" fo:background-color="transparent" style:use-window-font-color="true"/>
    </style:style>
    <style:style style:name="T49"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0" style:family="text">
      <style:text-properties fo:font-size="14.00pt" fo:font-weight="bold" fo:font-family="Calibri" style:font-family-asian="Calibri" style:font-family-complex="Calibri" fo:background-color="transparent" style:use-window-font-color="true"/>
    </style:style>
    <style:style style:name="T51" style:family="text">
      <style:text-properties fo:font-size="12.00pt" fo:font-weight="normal" fo:font-family="Calibri" style:font-family-asian="Calibri" style:font-family-complex="Calibri" fo:background-color="transparent" style:use-window-font-color="true"/>
    </style:style>
    <style:style style:name="T52" style:family="text">
      <style:text-properties fo:font-size="12.00pt" fo:font-weight="bold" fo:font-family="Calibri" style:font-family-asian="Calibri" style:font-family-complex="Calibri" fo:background-color="transparent" style:use-window-font-color="true"/>
    </style:style>
    <style:style style:name="T53" style:family="text">
      <style:text-properties fo:font-size="12.00pt" fo:font-weight="normal" fo:font-family="Calibri" style:font-family-asian="Calibri" style:font-family-complex="Calibri" fo:background-color="transparent" style:use-window-font-color="true"/>
    </style:style>
    <style:style style:name="T54" style:family="text">
      <style:text-properties fo:font-size="12.00pt" fo:font-weight="bold"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style:use-window-font-color="true"/>
    </style:style>
    <style:style style:name="T56" style:family="text">
      <style:text-properties fo:font-size="12.00pt" fo:font-weight="bold" fo:font-family="Calibri" style:font-family-asian="Calibri" style:font-family-complex="Calibri" fo:background-color="transparent" style:use-window-font-color="true"/>
    </style:style>
    <style:style style:name="T57" style:family="text">
      <style:text-properties fo:font-size="12.00pt" fo:font-weight="normal" fo:font-family="Calibri" style:font-family-asian="Calibri" style:font-family-complex="Calibri" fo:background-color="transparent" style:use-window-font-color="true"/>
    </style:style>
    <style:style style:name="T58" style:family="text">
      <style:text-properties fo:font-size="12.00pt" fo:font-weight="bold"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6.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bold"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bold"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6.00pt" fo:font-weight="bold"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bold"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6.00pt" fo:font-weight="bold"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6.00pt" fo:font-weight="bold" fo:font-family="Calibri" style:font-family-asian="Calibri" style:font-family-complex="Calibri" fo:background-color="transparent" style:use-window-font-color="true"/>
    </style:style>
    <style:style style:name="T77" style:family="text">
      <style:text-properties fo:font-size="16.00pt" fo:font-weight="normal"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6.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6.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6.00pt" fo:font-weight="bold" fo:font-family="Calibri" style:font-family-asian="Calibri" style:font-family-complex="Calibri" fo:background-color="transparent" style:use-window-font-color="true"/>
    </style:style>
    <style:style style:name="T95" style:family="text">
      <style:text-properties fo:font-size="16.00pt" fo:font-weight="bold" fo:font-family="Calibri" style:font-family-asian="Calibri" style:font-family-complex="Calibri" fo:background-color="transparent" style:use-window-font-color="true"/>
    </style:style>
    <style:style style:name="T96" style:family="text">
      <style:text-properties fo:font-size="16.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bold" fo:font-family="Calibri" style:font-family-asian="Calibri" style:font-family-complex="Calibri"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bold"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bold"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bold"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bold"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bold" fo:font-family="Calibri" style:font-family-asian="Calibri" style:font-family-complex="Calibri"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bold"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bold" fo:font-family="Calibri" style:font-family-asian="Calibri" style:font-family-complex="Calibri"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1.00pt" fo:font-weight="bold" fo:font-family="Calibri" style:font-family-asian="Calibri" style:font-family-complex="Calibri"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1.00pt" fo:font-weight="bold" fo:font-family="Calibri" style:font-family-asian="Calibri" style:font-family-complex="Calibri"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bold" fo:font-family="Calibri" style:font-family-asian="Calibri" style:font-family-complex="Calibri" fo:background-color="transparent" style:use-window-font-color="true"/>
    </style:style>
    <style:style style:name="T132" style:family="text">
      <style:text-properties fo:font-size="16.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bold" fo:font-family="Calibri" style:font-family-asian="Calibri" style:font-family-complex="Calibri"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1.00pt" fo:font-weight="bold" fo:font-family="Calibri" style:font-family-asian="Calibri" style:font-family-complex="Calibri"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1.00pt" fo:font-weight="bold" fo:font-family="Calibri" style:font-family-asian="Calibri" style:font-family-complex="Calibri"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6.00pt" fo:font-weight="bold" fo:font-family="Calibri" style:font-family-asian="Calibri" style:font-family-complex="Calibri"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1.00pt" fo:font-weight="bold" fo:font-family="Calibri" style:font-family-asian="Calibri" style:font-family-complex="Calibri"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6.00pt" fo:font-weight="bold" fo:font-family="Calibri" style:font-family-asian="Calibri" style:font-family-complex="Calibri"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1.00pt" fo:font-weight="bold" fo:font-family="Calibri" style:font-family-asian="Calibri" style:font-family-complex="Calibri" fo:background-color="transparent" style:use-window-font-color="true"/>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1.00pt" fo:font-weight="bold" fo:font-family="Calibri" style:font-family-asian="Calibri" style:font-family-complex="Calibri"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1.00pt" fo:font-weight="bold" fo:font-family="Calibri" style:font-family-asian="Calibri" style:font-family-complex="Calibri"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1.00pt" fo:font-weight="bold" fo:font-family="Calibri" style:font-family-asian="Calibri" style:font-family-complex="Calibri"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bold" fo:font-family="Calibri" style:font-family-asian="Calibri" style:font-family-complex="Calibri"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6.00pt" fo:font-weight="bold" fo:font-family="Calibri" style:font-family-asian="Calibri" style:font-family-complex="Calibri"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1.00pt" fo:font-weight="bold" fo:font-family="Calibri" style:font-family-asian="Calibri" style:font-family-complex="Calibri" fo:background-color="transparent" style:use-window-font-color="true"/>
    </style:style>
    <style:style style:name="T169" style:family="text">
      <style:text-properties fo:font-size="16.00pt" fo:font-weight="bold" fo:font-family="Calibri" style:font-family-asian="Calibri" style:font-family-complex="Calibri"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1.00pt" fo:font-weight="bold"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bold" fo:font-family="Calibri" style:font-family-asian="Calibri" style:font-family-complex="Calibri" fo:background-color="transparent" style:use-window-font-color="true"/>
    </style:style>
    <style:style style:name="T176" style:family="text">
      <style:text-properties fo:font-size="16.00pt" fo:font-weight="bold" fo:font-family="Calibri" style:font-family-asian="Calibri" style:font-family-complex="Calibri" fo:background-color="transparent" style:use-window-font-color="true"/>
    </style:style>
    <style:style style:name="T177" style:family="text">
      <style:text-properties fo:font-size="16.00pt" fo:font-weight="bold"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bold" fo:font-family="Calibri" style:font-family-asian="Calibri" style:font-family-complex="Calibri"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1.00pt" fo:font-weight="bold"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6.00pt" fo:font-weight="bold"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1.00pt" fo:font-weight="bold"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1.00pt" fo:font-weight="bold"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4.00pt" fo:font-weight="bold" fo:font-family="Calibri" style:font-family-asian="Calibri" style:font-family-complex="Calibri" fo:background-color="transparent" style:use-window-font-color="true"/>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1.00pt" fo:font-weight="bold"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1.00pt" fo:font-weight="bold"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1.00pt" fo:font-weight="bold" fo:font-family="Calibri" style:font-family-asian="Calibri" style:font-family-complex="Calibri" fo:background-color="transparent" style:use-window-font-color="true"/>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1.00pt" fo:font-weight="bold" fo:font-family="Calibri" style:font-family-asian="Calibri" style:font-family-complex="Calibri"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bold" fo:font-family="Calibri" style:font-family-asian="Calibri" style:font-family-complex="Calibri" fo:background-color="transparent" style:use-window-font-color="true"/>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style:use-window-font-color="true"/>
    </style:style>
    <style:style style:name="T215" style:family="text">
      <style:text-properties fo:font-size="11.00pt" fo:font-weight="normal" fo:font-family="Calibri" style:font-family-asian="Calibri" style:font-family-complex="Calibri" fo:background-color="transparent" style:use-window-font-color="true"/>
    </style:style>
    <style:style style:name="T216" style:family="text">
      <style:text-properties fo:font-size="11.00pt" fo:font-weight="bold" fo:font-family="Calibri" style:font-family-asian="Calibri" style:font-family-complex="Calibri"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1.00pt" fo:font-weight="bold" fo:font-family="Calibri" style:font-family-asian="Calibri" style:font-family-complex="Calibri" fo:background-color="transparent" style:use-window-font-color="true"/>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6.00pt" fo:font-weight="bold" fo:font-family="Calibri" style:font-family-asian="Calibri" style:font-family-complex="Calibri" fo:background-color="transparent" style:use-window-font-color="true"/>
    </style:style>
    <style:style style:name="T221" style:family="text">
      <style:text-properties fo:font-size="11.00pt" fo:font-weight="normal" fo:font-family="Calibri" style:font-family-asian="Calibri" style:font-family-complex="Calibri" fo:background-color="transparent" style:use-window-font-color="true"/>
    </style:style>
    <style:style style:name="T222" style:family="text">
      <style:text-properties fo:font-size="11.00pt" fo:font-weight="bold" fo:font-family="Calibri" style:font-family-asian="Calibri" style:font-family-complex="Calibri"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1.00pt" fo:font-weight="bold" fo:font-family="Calibri" style:font-family-asian="Calibri" style:font-family-complex="Calibri" fo:background-color="transparent" style:use-window-font-color="true"/>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8.00pt" fo:font-weight="bold" fo:font-family="Calibri" style:font-family-asian="Calibri" style:font-family-complex="Calibri" fo:background-color="transparent" style:use-window-font-color="true"/>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1.00pt" fo:font-weight="bold" fo:font-family="Calibri" style:font-family-asian="Calibri" style:font-family-complex="Calibri" fo:background-color="transparent" style:use-window-font-color="true"/>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1.00pt" fo:font-weight="bold" fo:font-family="Calibri" style:font-family-asian="Calibri" style:font-family-complex="Calibri" fo:background-color="transparent" style:use-window-font-color="tru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bold" fo:font-family="Calibri" style:font-family-asian="Calibri" style:font-family-complex="Calibri" fo:background-color="transparent" style:use-window-font-color="tru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style:use-window-font-color="true"/>
    </style:style>
    <style:style style:name="T235" style:family="text">
      <style:text-properties fo:font-size="11.00pt" fo:font-weight="normal" fo:font-family="Calibri" style:font-family-asian="Calibri" style:font-family-complex="Calibri" fo:background-color="transparent" style:use-window-font-color="true"/>
    </style:style>
    <style:style style:name="T236" style:family="text">
      <style:text-properties fo:font-size="16.00pt" fo:font-weight="bold" fo:font-family="Calibri" style:font-family-asian="Calibri" style:font-family-complex="Calibri"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1.00pt" fo:font-weight="bold" fo:font-family="Calibri" style:font-family-asian="Calibri" style:font-family-complex="Calibri" fo:background-color="transparent" style:use-window-font-color="true"/>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6.00pt" fo:font-weight="bold" fo:font-family="Calibri" style:font-family-asian="Calibri" style:font-family-complex="Calibri" fo:background-color="transparent" style:use-window-font-color="true"/>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6.00pt" fo:font-weight="bold" fo:font-family="Calibri" style:font-family-asian="Calibri" style:font-family-complex="Calibri"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1.00pt" fo:font-weight="bold" fo:font-family="Calibri" style:font-family-asian="Calibri" style:font-family-complex="Calibri"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style:use-window-font-color="true"/>
    </style:style>
    <style:style style:name="T247" style:family="text">
      <style:text-properties fo:font-size="11.00pt" fo:font-weight="normal" fo:font-family="Calibri" style:font-family-asian="Calibri" style:font-family-complex="Calibri" fo:background-color="transparent" style:use-window-font-color="true"/>
    </style:style>
    <style:style style:name="T248" style:family="text">
      <style:text-properties fo:font-size="11.00pt" fo:font-weight="bold" fo:font-family="Calibri" style:font-family-asian="Calibri" style:font-family-complex="Calibri"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1.00pt" fo:font-weight="bold" fo:font-family="Calibri" style:font-family-asian="Calibri" style:font-family-complex="Calibri" fo:background-color="transparent" style:use-window-font-color="true"/>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style:use-window-font-color="true"/>
    </style:style>
    <style:style style:name="T253" style:family="text">
      <style:text-properties fo:font-size="11.00pt" fo:font-weight="normal" fo:font-family="Calibri" style:font-family-asian="Calibri" style:font-family-complex="Calibri" fo:background-color="transparent" style:use-window-font-color="true"/>
    </style:style>
    <style:style style:name="T254" style:family="text">
      <style:text-properties fo:font-size="16.00pt" fo:font-weight="bold"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1.00pt" fo:font-weight="bold" fo:font-family="Calibri" style:font-family-asian="Calibri" style:font-family-complex="Calibri" fo:background-color="transparent" style:use-window-font-color="true"/>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1.00pt" fo:font-weight="bold" fo:font-family="Calibri" style:font-family-asian="Calibri" style:font-family-complex="Calibri" fo:background-color="transparent" style:use-window-font-color="true"/>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6.00pt" fo:font-weight="bold" fo:font-family="Calibri" style:font-family-asian="Calibri" style:font-family-complex="Calibri" fo:background-color="transparent" style:use-window-font-color="true"/>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1.00pt" fo:font-weight="bold" fo:font-family="Calibri" style:font-family-asian="Calibri" style:font-family-complex="Calibri" fo:background-color="transparent" style:use-window-font-color="true"/>
    </style:style>
    <style:style style:name="T263" style:family="text">
      <style:text-properties fo:font-size="16.00pt" fo:font-weight="bold" fo:font-family="Calibri" style:font-family-asian="Calibri" style:font-family-complex="Calibri" fo:background-color="transparent" style:use-window-font-color="true"/>
    </style:style>
    <style:style style:name="T264" style:family="text">
      <style:text-properties fo:font-size="11.00pt" fo:font-weight="bold" fo:font-family="Calibri" style:font-family-asian="Calibri" style:font-family-complex="Calibri" fo:background-color="transparent" style:use-window-font-color="true"/>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style:use-window-font-color="true"/>
    </style:style>
    <style:style style:name="T267" style:family="text">
      <style:text-properties fo:font-size="16.00pt" fo:font-weight="bold" fo:font-family="Calibri" style:font-family-asian="Calibri" style:font-family-complex="Calibri" fo:background-color="transparent" style:use-window-font-color="true"/>
    </style:style>
    <style:style style:name="T268" style:family="text">
      <style:text-properties fo:font-size="11.00pt" fo:font-weight="bold" fo:font-family="Calibri" style:font-family-asian="Calibri" style:font-family-complex="Calibri"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6.00pt" fo:font-weight="bold" fo:font-family="Calibri" style:font-family-asian="Calibri" style:font-family-complex="Calibri"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6.00pt" fo:font-weight="bold" fo:font-family="Calibri" style:font-family-asian="Calibri" style:font-family-complex="Calibri" fo:background-color="transparent" style:use-window-font-color="true"/>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style:use-window-font-color="true"/>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1.00pt" fo:font-weight="bold"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style:use-window-font-color="true"/>
    </style:style>
    <style:style style:name="T288" style:family="text">
      <style:text-properties fo:font-size="11.00pt" fo:font-weight="bold"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style:use-window-font-color="true"/>
    </style:style>
    <style:style style:name="T290" style:family="text">
      <style:text-properties fo:font-size="11.00pt" fo:font-weight="bold" fo:font-family="Calibri" style:font-family-asian="Calibri" style:font-family-complex="Calibri" fo:background-color="transparent" style:use-window-font-color="true"/>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1.00pt" fo:font-weight="bold" fo:font-family="Calibri" style:font-family-asian="Calibri" style:font-family-complex="Calibri" fo:background-color="transparent" style:use-window-font-color="true"/>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16.00pt" fo:font-weight="bold" fo:font-family="Calibri" style:font-family-asian="Calibri" style:font-family-complex="Calibri" fo:background-color="transparent" style:use-window-font-color="true"/>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6.00pt" fo:font-weight="bold" fo:font-family="Calibri" style:font-family-asian="Calibri" style:font-family-complex="Calibri" fo:background-color="transparent" style:use-window-font-color="true"/>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normal" fo:font-family="Calibri" style:font-family-asian="Calibri" style:font-family-complex="Calibri" fo:background-color="transparent" style:use-window-font-color="true"/>
    </style:style>
    <style:style style:name="T300" style:family="text">
      <style:text-properties fo:font-size="11.00pt" fo:font-weight="normal" fo:font-family="Calibri" style:font-family-asian="Calibri" style:font-family-complex="Calibri" fo:background-color="transparent" style:use-window-font-color="true"/>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style:use-window-font-color="true"/>
    </style:style>
    <style:style style:name="T30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left"/>
    </style:style>
    <style:style style:name="P3" style:family="paragraph">
      <style:paragraph-properties fo:line-height="115.00%" fo:text-align="left" fo:margin-bottom="10.00pt"/>
    </style:style>
    <style:style style:name="P4" style:family="paragraph">
      <style:paragraph-properties fo:line-height="100.00%" fo:text-align="left" fo:margin-bottom="10.00pt"/>
    </style:style>
    <style:style style:name="P5" style:family="paragraph">
      <style:paragraph-properties fo:line-height="115.00%" fo:text-align="left" fo:margin-bottom="10.00pt"/>
    </style:style>
    <style:style style:name="P6" style:family="paragraph">
      <style:paragraph-properties fo:line-height="100.00%" fo:text-align="left" fo:margin-bottom="10.00pt"/>
    </style:style>
    <style:style style:name="P7" style:family="paragraph">
      <style:paragraph-properties fo:line-height="115.00%" fo:text-align="left" fo:margin-bottom="10.00pt"/>
    </style:style>
    <style:style style:name="P8" style:family="paragraph">
      <style:paragraph-properties fo:line-height="115.00%" fo:text-align="left"/>
    </style:style>
    <style:style style:name="P9" style:family="paragraph">
      <style:paragraph-properties fo:line-height="115.00%" fo:text-align="left" fo:margin-left="36.00pt" fo:text-indent="0.00pt"/>
    </style:style>
    <style:style style:name="P10" style:family="paragraph">
      <style:paragraph-properties fo:line-height="115.00%" fo:text-align="left"/>
    </style:style>
    <style:style style:name="P11" style:family="paragraph">
      <style:paragraph-properties fo:line-height="115.00%" fo:text-align="left" fo:margin-bottom="10.00pt"/>
    </style:style>
    <style:style style:name="P12" style:family="paragraph">
      <style:paragraph-properties fo:line-height="115.00%" fo:text-align="left"/>
    </style:style>
    <style:style style:name="P13" style:family="paragraph">
      <style:paragraph-properties fo:line-height="115.00%" fo:text-align="left" fo:margin-bottom="10.00pt"/>
    </style:style>
    <style:style style:name="P14" style:family="paragraph">
      <style:paragraph-properties fo:line-height="115.00%" fo:text-align="left"/>
    </style:style>
    <style:style style:name="P15" style:family="paragraph">
      <style:paragraph-properties fo:line-height="115.00%" fo:text-align="left" fo:margin-left="36.00pt" fo:text-indent="0.00pt"/>
    </style:style>
    <style:style style:name="P16" style:family="paragraph">
      <style:paragraph-properties fo:line-height="115.00%" fo:text-align="left" fo:margin-bottom="10.00pt"/>
    </style:style>
    <style:style style:name="P17" style:family="paragraph">
      <style:paragraph-properties fo:line-height="115.00%" fo:text-align="left"/>
    </style:style>
    <style:style style:name="P18" style:family="paragraph">
      <style:paragraph-properties fo:line-height="115.00%" fo:text-align="left" fo:margin-bottom="10.00pt"/>
    </style:style>
    <style:style style:name="P19" style:family="paragraph">
      <style:paragraph-properties fo:line-height="115.00%" fo:text-align="left"/>
    </style:style>
    <style:style style:name="P20" style:family="paragraph">
      <style:paragraph-properties fo:line-height="115.00%" fo:text-align="left" fo:margin-bottom="10.00pt"/>
    </style:style>
    <style:style style:name="P21" style:family="paragraph">
      <style:paragraph-properties fo:line-height="100.00%" fo:text-align="left" fo:margin-bottom="10.00pt"/>
    </style:style>
    <style:style style:name="P22" style:family="paragraph">
      <style:paragraph-properties fo:line-height="115.00%" fo:text-align="left" fo:margin-bottom="10.00pt"/>
    </style:style>
    <style:style style:name="P23" style:family="paragraph">
      <style:paragraph-properties fo:line-height="115.00%" fo:text-align="left"/>
    </style:style>
    <style:style style:name="P24" style:family="paragraph">
      <style:paragraph-properties fo:line-height="115.00%" fo:text-align="left" fo:margin-bottom="10.00pt"/>
    </style:style>
    <style:style style:name="P25" style:family="paragraph">
      <style:paragraph-properties fo:line-height="115.00%" fo:text-align="left"/>
    </style:style>
    <style:style style:name="P26" style:family="paragraph">
      <style:paragraph-properties fo:line-height="100.00%" fo:text-align="left"/>
    </style:style>
    <style:style style:name="P27" style:family="paragraph">
      <style:paragraph-properties fo:line-height="100.00%" fo:text-align="left" fo:margin-bottom="10.00pt"/>
    </style:style>
    <style:style style:name="P28" style:family="paragraph">
      <style:paragraph-properties fo:line-height="115.00%" fo:text-align="left" fo:margin-bottom="10.00pt"/>
    </style:style>
    <style:style style:name="P29" style:family="paragraph">
      <style:paragraph-properties fo:line-height="100.00%" fo:text-align="left"/>
    </style:style>
    <style:style style:name="P30" style:family="paragraph">
      <style:paragraph-properties fo:line-height="100.00%" fo:text-align="left" fo:margin-bottom="10.00pt"/>
    </style:style>
    <style:style style:name="P31" style:family="paragraph">
      <style:paragraph-properties fo:line-height="100.00%" fo:text-align="left"/>
    </style:style>
    <style:style style:name="P32" style:family="paragraph">
      <style:paragraph-properties fo:line-height="100.00%" fo:text-align="left" fo:margin-bottom="10.00pt"/>
    </style:style>
    <style:style style:name="P33" style:family="paragraph">
      <style:paragraph-properties fo:line-height="100.00%" fo:text-align="left"/>
    </style:style>
    <style:style style:name="P34" style:family="paragraph">
      <style:paragraph-properties fo:line-height="100.00%" fo:text-align="left" fo:margin-bottom="10.00pt"/>
    </style:style>
    <style:style style:name="P35" style:family="paragraph">
      <style:paragraph-properties fo:line-height="100.00%" fo:text-align="left"/>
    </style:style>
    <style:style style:name="P36" style:family="paragraph">
      <style:paragraph-properties fo:line-height="100.00%" fo:text-align="left" fo:margin-bottom="10.00pt"/>
    </style:style>
    <style:style style:name="P37" style:family="paragraph">
      <style:paragraph-properties fo:line-height="100.00%" fo:text-align="left"/>
    </style:style>
    <style:style style:name="P38" style:family="paragraph">
      <style:paragraph-properties fo:line-height="100.00%" fo:text-align="left" fo:margin-bottom="10.00pt"/>
    </style:style>
    <style:style style:name="P39" style:family="paragraph">
      <style:paragraph-properties fo:line-height="100.00%" fo:text-align="left"/>
    </style:style>
    <style:style style:name="P40" style:family="paragraph">
      <style:paragraph-properties fo:line-height="100.00%" fo:text-align="left" fo:margin-bottom="10.00pt"/>
    </style:style>
    <style:style style:name="P41" style:family="paragraph">
      <style:paragraph-properties fo:line-height="100.00%" fo:text-align="left"/>
    </style:style>
    <style:style style:name="P42" style:family="paragraph">
      <style:paragraph-properties fo:line-height="100.00%" fo:text-align="left" fo:margin-bottom="10.00pt"/>
    </style:style>
    <style:style style:name="P43" style:family="paragraph">
      <style:paragraph-properties fo:line-height="100.00%" fo:text-align="left"/>
    </style:style>
    <style:style style:name="P44" style:family="paragraph">
      <style:paragraph-properties fo:line-height="100.00%" fo:text-align="left" fo:margin-bottom="10.00pt"/>
    </style:style>
    <style:style style:name="P45" style:family="paragraph">
      <style:paragraph-properties fo:line-height="100.00%" fo:text-align="left"/>
    </style:style>
    <style:style style:name="P46" style:family="paragraph">
      <style:paragraph-properties fo:line-height="100.00%" fo:text-align="left" fo:margin-bottom="10.00pt"/>
    </style:style>
    <style:style style:name="P47" style:family="paragraph">
      <style:paragraph-properties fo:line-height="100.00%" fo:text-align="left"/>
    </style:style>
    <style:style style:name="P48" style:family="paragraph">
      <style:paragraph-properties fo:line-height="115.00%" fo:text-align="left"/>
    </style:style>
    <style:style style:name="P49" style:family="paragraph">
      <style:paragraph-properties fo:line-height="115.00%" fo:text-align="left" fo:margin-bottom="10.00pt"/>
    </style:style>
    <style:style style:name="P50" style:family="paragraph">
      <style:paragraph-properties fo:line-height="115.00%" fo:text-align="left"/>
    </style:style>
  </office:automatic-styles>
  <office:body>
    <office:text>
      <text:p text:style-name="P1"><text:span text:style-name="T1">*Inkrementellt: (speciellt datateknisk term) som sker eller ökar stegvis</text:span></text:p>
      <text:p text:style-name="P1"><text:span text:style-name="T1">*Iterativt: (språkvetenskaplig term, om verb) som anger att något upprepas ('studsa' är ett iterativt verb)</text:span></text:p>
      <text:p text:style-name="P1"><text:span text:style-name="T1">*(inom IT) agila metoder = lättrörliga metoder</text:span><text:span text:style-name="T2"/></text:p>
      <text:p text:style-name="P1"><text:span text:style-name="T2">Agil systemutveckling</text:span></text:p>
      <text:p text:style-name="P2"><text:span text:style-name="T3">-<text:s/></text:span><text:span text:style-name="T4">Agil systemutveckling är ett samlingsnamn för ett antal</text:span></text:p>
      <text:p text:style-name="P2"><text:span text:style-name="T4">systemutvecklingsmetoder som kan användas vid programvaruutveckling</text:span></text:p>
      <text:p text:style-name="P2"><text:span text:style-name="T5">-</text:span><text:span text:style-name="T6"><text:s/>Jämfört med traditionella systemutvecklingsmetoder såsom</text:span></text:p>
      <text:p text:style-name="P2"><text:span text:style-name="T6">vattenfallsmodellen representerar de mer flexibla sätt att arbeta</text:span></text:p>
      <text:p text:style-name="P2"><text:span text:style-name="T7">-</text:span><text:span text:style-name="T8"><text:s/>En grundtanke i agila metoder är att arbetet bedrivs inkrementellt* och iterativt*</text:span></text:p>
      <text:p text:style-name="P2"><text:span text:style-name="T8">vilket innebär att fungerande delleveranser av funktionalitet sker regelbundet</text:span></text:p>
      <text:p text:style-name="P2"><text:span text:style-name="T8">enligt ett schema och att planer och metoder löpande utvärderas och förbättras.</text:span></text:p>
      <text:p text:style-name="P2"><text:span text:style-name="T8"/></text:p>
      <text:p text:style-name="P3"><text:span text:style-name="T9">Vattenfallsmodellen</text:span><text:span text:style-name="T10"/></text:p>
      <text:p text:style-name="P4"><draw:frame text:anchor-type="as-char" svg:width="92.29mm" svg:height="88.27mm" style:rel-width="scale" style:rel-height="scale"><draw:object-ole xlink:href="OleObj1"/><draw:image xlink:href="ObjectReplacements/OleObj1"/></draw:frame><text:span text:style-name="T11"/></text:p>
      <text:p text:style-name="P4"><text:span text:style-name="T11"/></text:p>
      <text:p text:style-name="P4"><text:span text:style-name="T12">Tolv principer i agil utveckling</text:span><text:span text:style-name="T13"/></text:p>
      <text:p text:style-name="P4"><text:span text:style-name="T13">1. Vår högsta prioritet är att tillfredsställa kunden genom tidig och kontinuerlig leverans av</text:span></text:p>
      <text:p text:style-name="P4"><text:span text:style-name="T13">värdefull mjukvara.</text:span></text:p>
      <text:p text:style-name="P4"><text:span text:style-name="T13">2. Välkomna förändrade krav, även sent under utvecklingen. Agila metoder utnyttjar</text:span></text:p>
      <text:p text:style-name="P4"><text:span text:style-name="T13">förändring till kundens konkurrensfördel.</text:span></text:p>
      <text:p text:style-name="P4"><text:span text:style-name="T13">3. Leverera fungerande programvara ofta med tidsskala från ett par veckor till ett par</text:span></text:p>
      <text:p text:style-name="P4"><text:span text:style-name="T13">månader, med en förkärlek till den kortare tidsskalan.</text:span></text:p>
      <text:p text:style-name="P4"><text:span text:style-name="T13">4. Affärsfolk och utvecklare måste arbeta tillsammans dagligen under hela projektet.</text:span></text:p>
      <text:p text:style-name="P4"><text:span text:style-name="T13">5. Bygg upp projektet runt motiverade individer. Ge dem den miljö och det stöd de behöver,</text:span></text:p>
      <text:p text:style-name="P4"><text:span text:style-name="T13">och lita på dem för att få jobbet gjort.</text:span></text:p>
      <text:p text:style-name="P4"><text:span text:style-name="T13">6. Den mest effektiva metoden för att förmedla information till och inom ett</text:span></text:p>
      <text:p text:style-name="P4"><text:span text:style-name="T13">utvecklingsteam är konversation på plats mellan individerna (en: face-to-face).</text:span></text:p>
      <text:p text:style-name="P4"><text:span text:style-name="T13">7. En fungerande programvara är det huvudsakliga måttet på framsteg.</text:span></text:p>
      <text:p text:style-name="P4"><text:span text:style-name="T13">8. Agila processer främjar en hållbar utveckling. Sponsorer, utvecklare och användare ska</text:span></text:p>
      <text:p text:style-name="P4"><text:span text:style-name="T13">kunna hålla en jämn utvecklingstakt på obestämd tid.</text:span></text:p>
      <text:p text:style-name="P4"><text:span text:style-name="T13">9. Kontinuerlig uppmärksamhet på förstklassig teknik och god design ökar flexibiliteten.</text:span></text:p>
      <text:p text:style-name="P4"><text:span text:style-name="T13">10. Enkelhet - konsten att maximera mängden arbete som inte görs - är grundläggande.</text:span></text:p>
      <text:p text:style-name="P4"><text:span text:style-name="T13">11. Bäst arkitektur, krav och design framträder ur självorganiserande team.</text:span></text:p>
      <text:p text:style-name="P4"><text:span text:style-name="T13">12. Med jämna mellanrum reflekterar teamet över hur det kan bli mer effektivt, och justerar</text:span></text:p>
      <text:p text:style-name="P4"><text:span text:style-name="T13">och anpassar sitt beteende därefter.</text:span></text:p>
      <text:p text:style-name="P4"><text:span text:style-name="T14"/></text:p>
      <text:p text:style-name="P5"><text:span text:style-name="T15"><text:s/>Scrum<text:s/></text:span><text:span text:style-name="T16">roles, events, artifacts</text:span><text:span text:style-name="T17"/></text:p>
      <text:p text:style-name="P5"><text:span text:style-name="T18">En agil projektmetod som utgår från att förändringar i mål och krav ska kunna ske under utveckling.<text:s/></text:span><text:span text:style-name="T19"/></text:p>
      <text:p text:style-name="P5"><text:span text:style-name="T20">Scrum roles:</text:span><text:span text:style-name="T21"><text:s/><text:tab/></text:span><text:span text:style-name="T22">De personer som är involverade i utvecklingen.</text:span></text:p>
      <text:p text:style-name="P5"><text:span text:style-name="T23">Product Owner-<text:s text:c="2"/><text:tab/></text:span><text:span text:style-name="T24">Ansvarar för att krave representerar produkten som <text:tab/><text:tab/><text:tab/><text:tab/>utvecklas.</text:span><text:span text:style-name="T25"/></text:p>
      <text:p text:style-name="P5"><text:span text:style-name="T25">Development Team- <text:tab/></text:span><text:span text:style-name="T26">Utvecklingsteamet, kan t.ex. bestå av Utvecklare, <text:tab/><text:tab/><text:tab/><text:tab/><text:s text:c="11"/><text:tab/>Designers, Testare etc</text:span><text:span text:style-name="T27"/></text:p>
      <text:p text:style-name="P5"><text:span text:style-name="T27">Scrum master- <text:tab/></text:span><text:span text:style-name="T28">Ser till att Scrum efterföljs och stöttar Produktägaren och <text:tab/><text:tab/><text:tab/><text:s text:c="13"/>utvecklingsteamet i att använda processerna så effektivt som <text:tab/><text:tab/><text:tab/>möjligt.</text:span><text:span text:style-name="T29"/></text:p>
      <text:p text:style-name="P5"><text:span text:style-name="T30">Scrum events:</text:span><text:span text:style-name="T31"><text:s/><text:tab/></text:span><text:span text:style-name="T32">Tidsbegränsade händelser i vår utvecklingskedja.</text:span></text:p>
      <text:p text:style-name="P5"><text:span text:style-name="T33">Sprint-<text:tab/><text:tab/><text:tab/></text:span><text:span text:style-name="T34">Period bestående av de fyra följande händelserna nedan. Så <text:tab/><text:tab/><text:tab/>fort en sprint tar slut påbörjas en ny. Varar vanligtvis 2-4 <text:tab/><text:tab/><text:tab/><text:tab/>veckor.</text:span><text:span text:style-name="T35"/></text:p>
      <text:p text:style-name="P5"><text:span text:style-name="T35">sprint planning-<text:s/></text:span><text:span text:style-name="T36"><text:s/><text:tab/>I början av en sprint planeras vad som ska göras och hur det <text:tab/><text:tab/><text:tab/>ska göras.</text:span><text:span text:style-name="T37"/></text:p>
      <text:p text:style-name="P5"><text:span text:style-name="T37">Daily scrum- <text:tab/><text:tab/></text:span><text:span text:style-name="T38">Dagligt möte på ca 15 minuter där Scrum Teamet håller <text:tab/><text:tab/><text:tab/><text:s text:c="10"/><text:tab/>varandra uppdaterade.</text:span></text:p>
      <text:p text:style-name="P5"><text:span text:style-name="T39"><text:tab/><text:tab/><text:tab/>-</text:span><text:span text:style-name="T40"><text:s/>Vad gjorde jag igår i sprinten?</text:span></text:p>
      <text:p text:style-name="P5"><text:span text:style-name="T41"><text:tab/><text:tab/><text:tab/>-</text:span><text:span text:style-name="T42"><text:s/>Vad ska jag göra idag i sprinten?</text:span></text:p>
      <text:p text:style-name="P5"><text:span text:style-name="T43"><text:tab/><text:tab/><text:tab/>-</text:span><text:span text:style-name="T44"><text:s/>Är där något som hindrar mig från att göra det jag tänkt?</text:span></text:p>
      <text:p text:style-name="P5"><text:span text:style-name="T44"><text:tab/><text:tab/><text:tab/>Scrum Master ser till att mötet håller sig inom tidsramen och <text:tab/><text:tab/><text:tab/>att längre diskussioner hålls i separata möten efter Daily <text:tab/><text:tab/><text:tab/><text:tab/>Scrum.</text:span></text:p>
      <text:p text:style-name="P5"><text:span text:style-name="T44"><text:tab/><text:tab/><text:tab/>Sedan fortgår utvecklingsarbetet fram till nästa Daily Scrum. <text:tab/><text:tab/><text:tab/>Detta upprepas till dess att vi har nått slutet på sprinten.</text:span><text:span text:style-name="T45"/></text:p>
      <text:p text:style-name="P5"><text:span text:style-name="T45">sprint review- <text:tab/></text:span><text:span text:style-name="T46">Ett möte i slutet på sprinten där det kontrolleras vad som blev <text:tab/><text:tab/><text:tab/>gjort och om kraven behöver justeras. Diskuteras vad som <text:tab/><text:tab/><text:tab/><text:tab/>gjorts, inte bled gjort. Eventuella problem och lösningar. <text:tab/><text:tab/><text:tab/><text:tab/>Uppdatera Backlogen.</text:span><text:span text:style-name="T47"/></text:p>
      <text:p text:style-name="P5"><text:span text:style-name="T47">Sprint Retrospective-<text:tab/></text:span><text:span text:style-name="T48">Möte med fokus på vad som kan förbättras till nästa <text:tab/><text:tab/><text:tab/><text:tab/>sprint. Här diskuteras Arbetssätt, Verktyg, samarbeten <text:tab/><text:tab/><text:tab/><text:tab/>mellan personer m.m.</text:span></text:p>
      <text:p text:style-name="P5"><text:span text:style-name="T48"><text:tab/><text:tab/><text:tab/>Teamet väljer ut de viktigaste punkterna som funkat <text:tab/><text:tab/><text:tab/><text:tab/>bra respektive dåligt och skapar en handlingsplan för <text:tab/><text:tab/><text:tab/><text:tab/>att förbättra inför nästa sprint.</text:span><text:span text:style-name="T49"/></text:p>
      <text:p text:style-name="P5"><text:span text:style-name="T50">Scrum Artifacts:<text:s/></text:span><text:span text:style-name="T51">Representerar det vi skapar. </text:span></text:p>
      <text:p text:style-name="P5"><text:span text:style-name="T52">Product backlog- <text:tab/></text:span><text:span text:style-name="T53">Prioriterad lista av krav som beskriver vår produkt. <text:tab/><text:tab/><text:tab/><text:tab/><text:s text:c="5"/><text:tab/>Ansvaras av produktägaren ex:</text:span></text:p>
      <text:p text:style-name="P5"><text:span text:style-name="T53"><text:tab/><text:tab/><text:tab/>1. It should be possible to add your name to your profile.</text:span></text:p>
      <text:p text:style-name="P5"><text:span text:style-name="T53"><text:tab/><text:tab/><text:tab/>2. It should be possible to delete your name.</text:span></text:p>
      <text:p text:style-name="P5"><text:span text:style-name="T53"><text:tab/><text:tab/><text:tab/>3. It should be possible to edit your name.</text:span></text:p>
      <text:p text:style-name="P5"><text:span text:style-name="T54">Sprint backlog- <text:tab/></text:span><text:span text:style-name="T55">De krav som innefattar nuvarande sprint, vilket planerats <text:tab/><text:tab/><text:tab/><text:tab/>under Sprint Planning.</text:span><text:span text:style-name="T56"/></text:p>
      <text:p text:style-name="P5"><text:span text:style-name="T56">Increment-<text:s/></text:span><text:span text:style-name="T57"><text:s/><text:tab/><text:tab/>Produkten, representerad av de krav som är “klara” i alla <text:tab/><text:tab/><text:tab/><text:tab/>tidigare sprintar. Vid slutet på varje sprint ökas produkten på<text:tab/> <text:tab/><text:tab/>med nya klara krav.</text:span></text:p>
      <text:p text:style-name="P5"><text:span text:style-name="T57"><text:tab/><text:tab/><text:s text:c="8"/><text:tab/>Det är viktigt att vår increment inte innehåller halvfärdiga <text:tab/><text:tab/><text:tab/><text:tab/>krav. Den ska vara en representation av alla “färdiga” krav.</text:span><text:span text:style-name="T58"/></text:p>
      <text:p text:style-name="P6"><draw:frame text:anchor-type="as-char" svg:width="146.47mm" svg:height="62.65mm" style:rel-width="scale" style:rel-height="scale"><draw:object-ole xlink:href="OleObj2"/><draw:image xlink:href="ObjectReplacements/OleObj2"/></draw:frame><text:span text:style-name="T59"/></text:p>
      <text:p text:style-name="P6"><text:span text:style-name="T59"/></text:p>
      <text:p text:style-name="P7"><text:span text:style-name="T59"/></text:p>
      <text:p text:style-name="P7"><text:span text:style-name="T60"/></text:p>
      <text:p text:style-name="P7"><text:span text:style-name="T61"><text:s/>Kanban</text:span><text:span text:style-name="T62"><text:s/></text:span><text:span text:style-name="T63">v</text:span><text:span text:style-name="T64">ad är det, terminologi </text:span></text:p>
      <text:p text:style-name="P8"><text:span text:style-name="T65">Kanban handlar om att balansera produktions förfrågan med företagets kapacitet. Kanban hjälper oss att göra detta genom att visualisera vår utveckling, ofta med hjälp av ett “kanban board”. En visuell representation av arbetsflödet i ett projekt inom Kanban genom att dela</text:span></text:p>
      <text:p text:style-name="P8"><text:span text:style-name="T65">upp det som ska göras i tre kolumner, t.ex. 'to do', 'in progress', 'done'</text:span></text:p>
      <text:p text:style-name="P8"><text:span text:style-name="T65"/></text:p>
      <text:p text:style-name="P8"><text:span text:style-name="T65">Skillnaden mellan task board och kanban är att man läser brädet från höger. Först när något läggs i 'done'- kolumnen så får man böra på något nytt från 'to do'. Detta för att motverka att det ska bli en massa ofärdiga produkter som ligger i 'in progress' för länge. Man har även WIP-limits och Lead Time för att förbättra flödet. </text:span></text:p>
      <text:p text:style-name="P8"><text:span text:style-name="T65"/></text:p>
      <text:p text:style-name="P8"><text:span text:style-name="T66">WIP-limit:<text:s/></text:span><text:span text:style-name="T67">Max antal issues som kan befinna sig i “In Progress” samtidigt. (en regel)</text:span><text:span text:style-name="T68"/></text:p>
      <text:p text:style-name="P8"><text:span text:style-name="T68">Lead Time:<text:s text:c="2"/></text:span><text:span text:style-name="T69">Genomsnittligt tidsvärde för hur lång tid en uppgift tar att göra</text:span></text:p>
      <text:p text:style-name="P8"><text:span text:style-name="T69"/></text:p>
      <text:p text:style-name="P8"><text:span text:style-name="T70">ScrumBan</text:span><text:span text:style-name="T71"/></text:p>
      <text:p text:style-name="P8"><text:span text:style-name="T71">Det är vanligt att kombinera scrum och kanban, då väljer man ut de processer man gillar som t.ex:</text:span></text:p>
      <text:p text:style-name="P8"><text:span text:style-name="T71"><text:tab/>- sprintar, Reviews, Retrospects, Daily scrums från Scrum</text:span></text:p>
      <text:p text:style-name="P8"><text:span text:style-name="T71"><text:tab/>- kanban board med WIP limits</text:span><text:span text:style-name="T72"/></text:p>
      <text:p text:style-name="P8"><text:span text:style-name="T73"/></text:p>
      <text:p text:style-name="P8"><text:span text:style-name="T74">Task board</text:span></text:p>
      <text:p text:style-name="P8"><text:span text:style-name="T75">En taskboard är som kanban. Ett board där utvecklingens förlopp kan visas och kan se ut på många olika sätt, t.ex. med post-it lappad eller digitalt. I denna taskboard Kan man visualisera User stories och/eller tasks.</text:span></text:p>
      <text:p text:style-name="P8"><text:span text:style-name="T75"/></text:p>
      <text:p text:style-name="P8"><text:span text:style-name="T76">User stories</text:span><text:span text:style-name="T77"><text:s/></text:span></text:p>
      <text:p text:style-name="P8"><text:span text:style-name="T78">beskrivningar av hur vår produkts funktionalitet. De är skrivna medett naturligt språkbruk och involverar ofta kund, användare eller produktägare (i Scrum). Exempel:</text:span></text:p>
      <text:p text:style-name="P9"><text:span text:style-name="T78">“As a user I want to see the latest post at the top of the page”</text:span></text:p>
      <text:p text:style-name="P9"><text:span text:style-name="T78">eller</text:span></text:p>
      <text:p text:style-name="P9"><text:span text:style-name="T78">“As a user I want to be able to change my profile picture”</text:span></text:p>
      <text:p text:style-name="P9"><text:span text:style-name="T79"/></text:p>
      <text:p text:style-name="P10"><text:span text:style-name="T79">Story splitting </text:span></text:p>
      <text:p text:style-name="P10"><text:span text:style-name="T80">För att kunna isolera vad som ska göras och uppskatta hur lång tid det tar vill <text:tab/>vi att våra User Stories ska vara så små som möjligt. Därför behöver vi ofta dela upp en story i flera mindre stories. T.ex.</text:span></text:p>
      <text:p text:style-name="P10"><text:span text:style-name="T80"><text:tab/>“As a User I want to be able to update my profile”</text:span></text:p>
      <text:p text:style-name="P10"><text:span text:style-name="T80"><text:tab/>Skulle kunna delas upp till:</text:span></text:p>
      <text:p text:style-name="P10"><text:span text:style-name="T80"><text:tab/>“As a User, I want to be able change my username”</text:span></text:p>
      <text:p text:style-name="P10"><text:span text:style-name="T80"><text:tab/>“As a User, I want to be able change my email”</text:span></text:p>
      <text:p text:style-name="P10"><text:span text:style-name="T80"><text:tab/>“As a User, I want to be able change my profile description”</text:span></text:p>
      <text:p text:style-name="P10"><text:span text:style-name="T80"/></text:p>
      <text:p text:style-name="P10"><text:span text:style-name="T81">Planning poker</text:span><text:span text:style-name="T82"/></text:p>
      <text:p text:style-name="P10"><text:span text:style-name="T82"><text:s/>ett sätt att estimera en User Story eller en task inom ett team. </text:span></text:p>
      <text:p text:style-name="P10"><text:span text:style-name="T82"/></text:p>
      <text:p text:style-name="P10"><text:span text:style-name="T83">-</text:span><text:span text:style-name="T84"><text:s/>Alla i teamet får tillgång till en kortlek med olika numeriska värden.</text:span></text:p>
      <text:p text:style-name="P10"><text:span text:style-name="T85">-</text:span><text:span text:style-name="T86"><text:s/>Man kommer överens om vad en enhet är värd. T.ex. kan man hitta på en</text:span></text:p>
      <text:p text:style-name="P10"><text:span text:style-name="T86"><text:s text:c="3"/>referensuppgift som alla känner sig bekväma med och säga att det är värd en</text:span></text:p>
      <text:p text:style-name="P10"><text:span text:style-name="T86"><text:s text:c="3"/>viss siffra.</text:span></text:p>
      <text:p text:style-name="P10"><text:span text:style-name="T87">-</text:span><text:span text:style-name="T88"><text:s text:c="2"/>Man går igenom varje Story/Task och diskuterar den. På en given signal visar</text:span></text:p>
      <text:p text:style-name="P10"><text:span text:style-name="T88"><text:s text:c="3"/>sedan alla upp ett kort på samma gång som representerar hur lång tid det tar att</text:span></text:p>
      <text:p text:style-name="P10"><text:span text:style-name="T88"><text:s text:c="3"/>göra en viss task.</text:span></text:p>
      <text:p text:style-name="P10"><text:span text:style-name="T89">-</text:span><text:span text:style-name="T90"><text:s/>De som visar de högsta och lägsta värdena får motivera varför.</text:span></text:p>
      <text:p text:style-name="P10"><text:span text:style-name="T91">-</text:span><text:span text:style-name="T92"><text:s/>Utifrån det försöker man komma överens om en siffra som representerar</text:span></text:p>
      <text:p text:style-name="P10"><text:span text:style-name="T92"><text:s text:c="2"/>uppgiftens längd.</text:span><text:span text:style-name="T93"/></text:p>
      <text:p text:style-name="P11"><text:span text:style-name="T94">eXtreme programming(</text:span><text:span text:style-name="T95">XP)</text:span><text:span text:style-name="T96"><text:s/></text:span><text:span text:style-name="T97">parprogramering, TDD, CI, refactorering, kodstand.</text:span><text:span text:style-name="T98"/></text:p>
      <text:p text:style-name="P12"><text:span text:style-name="T99">XP är en annan agil projektmetodik som är mer riktad till att hjälpa oss att skriva vår</text:span></text:p>
      <text:p text:style-name="P12"><text:span text:style-name="T99">kod så att det funkar bra med det “agila tänket”.</text:span></text:p>
      <text:p text:style-name="P12"><text:span text:style-name="T99">Agil utveckling innebär ofta att många förändringar sker. Detta kan vara allt från</text:span></text:p>
      <text:p text:style-name="P12"><text:span text:style-name="T99">små till stora ändringar. Det behövs ofta speciellt omtanke vid utveckling för att</text:span></text:p>
      <text:p text:style-name="P12"><text:span text:style-name="T99">hantera dessa kraven. </text:span></text:p>
      <text:p text:style-name="P13"><text:span text:style-name="T100">-</text:span><text:span text:style-name="T101"><text:s/>Parprogrammering:<text:s/></text:span><text:span text:style-name="T102">Minskar antalet buggar, enkelt att diskutera och lösa problem, leder <text:tab/>ofta till bättre kod. Bra att det är fler än en person som kan koden. Den som skriver <text:tab/>koden kallas för<text:s/></text:span><text:span text:style-name="T103">Driver,</text:span><text:span text:style-name="T104"><text:s/>den som granskar koden kallas<text:s/></text:span><text:span text:style-name="T105">navigator.</text:span><text:span text:style-name="T106"><text:s/></text:span><text:span text:style-name="T107"/></text:p>
      <text:p text:style-name="P13"><text:span text:style-name="T107">-Test-driven development (TDD):<text:s/></text:span><text:span text:style-name="T108">Metoden förespråkar att ingen programkod får införas <text:tab/>eller ändras utan att tester har skrivits och körts först.<text:s text:c="2"/>Därför börjar man med att <text:tab/>skriva tester för problemet och sedan börjar man utveckla lösningen. På så sätt kan <text:tab/>man köra sina tester under tiden man utvecklar och se om man löst det. </text:span></text:p>
      <text:p text:style-name="P13"><text:span text:style-name="T108"><text:tab/>Genom att göra detta tvingas man skriva tester, tänka på vad som kan gå fel och <text:tab/>komma fram till hur man vill att ens funktioner ska se ut och funka. Man uppnår hög <text:tab/>testtäckning och<text:s text:c="2"/></text:span><text:span text:style-name="T109"/></text:p>
      <text:p text:style-name="P14"><text:span text:style-name="T110">-</text:span><text:span text:style-name="T111"><text:s/>Continuous integration (CI):<text:s/></text:span><text:span text:style-name="T112">CI handlar om att så ofta som möjligt släppa våra ändringar i <text:tab/>kodbasen ut till användarna. Många gör detta dygnsvis eller veckovis.</text:span></text:p>
      <text:p text:style-name="P14"><text:span text:style-name="T112"><text:tab/>Vad man vill undvika är att användaren får en “stor uppdatering” till systemet. Dels</text:span></text:p>
      <text:p text:style-name="P14"><text:span text:style-name="T112"><text:tab/>kan det bli förvirrande för användaren, dels är det mycket enklare att hitta buggar</text:span></text:p>
      <text:p text:style-name="P14"><text:span text:style-name="T112"><text:tab/>om man gör små releases. Dessutom får användaren ta del av det senaste mycket</text:span></text:p>
      <text:p text:style-name="P14"><text:span text:style-name="T112"><text:tab/>snabbare.</text:span></text:p>
      <text:p text:style-name="P14"><text:span text:style-name="T112"><text:tab/>Continuous Integration syftar till metoden att integrera, bygga och testa koden vid</text:span></text:p>
      <text:p text:style-name="P14"><text:span text:style-name="T112"><text:tab/>varje kodändring.</text:span></text:p>
      <text:p text:style-name="P14"><text:span text:style-name="T112"><text:tab/>Följande verktyg och metoder är vanliga att använda vid CI:</text:span></text:p>
      <text:p text:style-name="P14"><text:span text:style-name="T112"><text:tab/>-Versionshantering</text:span></text:p>
      <text:p text:style-name="P14"><text:span text:style-name="T113"><text:tab/>-</text:span><text:span text:style-name="T114">Automatiserad testning</text:span></text:p>
      <text:p text:style-name="P14"><text:span text:style-name="T115"><text:tab/>-</text:span><text:span text:style-name="T116">Automatiserad byggprocess</text:span></text:p>
      <text:p text:style-name="P14"><text:span text:style-name="T117"><text:tab/>-</text:span><text:span text:style-name="T118">Automatiserad deployment</text:span></text:p>
      <text:p text:style-name="P14"><text:span text:style-name="T119"/></text:p>
      <text:p text:style-name="P14"><text:span text:style-name="T120">-</text:span><text:span text:style-name="T121"><text:s/>Refactoring:<text:s/></text:span><text:span text:style-name="T122">Refactoring handlar om att se över sin kod och strukturera om den för att <text:tab/>göra den mer läsbar och lätthanterlig. Syftet är att systematisera koden för att få d<text:tab/>en enklare och mer överskådlig, lättare att underhålla och vidareutveckla. Det är <text:tab/>ofta svårt att veta i förväg hur en funktion eller delar av koden kommer att <text:tab/>användas i framtiden. När man har fått en tydligare bild, kan man ofta göra <text:tab/>förändringar i koden som inte ändrar någon funktionalitet, utan bara ändrar <text:tab/>strukturen.</text:span></text:p>
      <text:p text:style-name="P14"><text:span text:style-name="T123"/></text:p>
      <text:p text:style-name="P14"><text:span text:style-name="T124">-</text:span><text:span text:style-name="T125"><text:s/>Kodstandarder:<text:s/></text:span><text:span text:style-name="T126">Kodstandarder handlar om hur man strukturerar koden för att göra den så <text:tab/>läsbar som möjligt för andra utvecklare. Det blir snabbt rörigt att läsa</text:span></text:p>
      <text:p text:style-name="P14"><text:span text:style-name="T126"><text:tab/>koden i ett projekt om alla kör på sin egen standard. Om det är enklare att läsa</text:span></text:p>
      <text:p text:style-name="P14"><text:span text:style-name="T126"><text:tab/>koden, brukar det leda till mindre buggar, går snabbare att sätta sig in i andras kod</text:span></text:p>
      <text:p text:style-name="P14"><text:span text:style-name="T126"><text:tab/>osv.</text:span></text:p>
      <text:p text:style-name="P14"><text:span text:style-name="T126"><text:tab/>Vissa är mer strikta än andra, men att ha någon form av standard på plats är alltid.</text:span></text:p>
      <text:p text:style-name="P14"><text:span text:style-name="T126"/></text:p>
      <text:p text:style-name="P14"><text:span text:style-name="T126"><text:tab/></text:span><text:span text:style-name="T127">ESLint</text:span><text:span text:style-name="T128"/></text:p>
      <text:p text:style-name="P14"><text:span text:style-name="T128"><text:tab/>En linter är ett verktyg som analyserar vår kod. Ofta för att hitta fel eller för att se</text:span></text:p>
      <text:p text:style-name="P14"><text:span text:style-name="T128"><text:tab/>om koden inte stämmer överens med vår standard. Notera att en linter inte kan <text:tab/>hitta “buggar”, förutom syntaxfel. Det är det vi har tester till.</text:span></text:p>
      <text:p text:style-name="P14"><text:span text:style-name="T128"/></text:p>
      <text:p text:style-name="P15"><text:span text:style-name="T129">ECMAScript</text:span><text:span text:style-name="T130"/></text:p>
      <text:p text:style-name="P15"><text:span text:style-name="T130">ECMAScript är den specifikationen som JavaScript följer i hur språket ska se ut och</text:span></text:p>
      <text:p text:style-name="P15"><text:span text:style-name="T130">vilken funktionalitet som ska finnas. </text:span></text:p>
      <text:p text:style-name="P15"><text:span text:style-name="T130">När en ny standard kommer tar det flera år innan det går att använda. Då kan man använda transpilers som konverterar den nya standardern till den gamla. </text:span></text:p>
      <text:p text:style-name="P15"><text:span text:style-name="T130">Babel.js är en transpiler som används flitigt.<text:s/></text:span><text:span text:style-name="T131"/></text:p>
      <text:p text:style-name="P16"><text:span text:style-name="T131"/></text:p>
      <text:p text:style-name="P16"><text:span text:style-name="T132">Testning</text:span><text:span text:style-name="T133"><text:s/>fördelarna med det, terminologi </text:span></text:p>
      <text:p text:style-name="P17"><text:span text:style-name="T134">Varför:<text:s/></text:span><text:span text:style-name="T135">Tester är kod som testar vår kod innan vi lägger in det i projektet. Detta hjälper oss <text:tab/>att hålla koll på den kod som redan finns så man inte skapar massa buggar.<text:s/></text:span><text:span text:style-name="T136"/></text:p>
      <text:p text:style-name="P17"><text:span text:style-name="T136"><text:tab/>rekommenderat.<text:s/></text:span><text:span text:style-name="T137"/></text:p>
      <text:p text:style-name="P18"><text:span text:style-name="T138">Typer av tester:<text:s/></text:span><text:span text:style-name="T139"/></text:p>
      <text:p text:style-name="P18"><text:span text:style-name="T139"><text:tab/></text:span><text:span text:style-name="T140">Unit tester<text:s/></text:span><text:span text:style-name="T141">- Testar att något väldigt specifikt fungerar. Till exempel kan man skriva <text:tab/>ett test på en funktion genom att skicka in värden i funktionen och se om vi får de <text:tab/>värden man förväntar. </text:span></text:p>
      <text:p text:style-name="P18"><text:span text:style-name="T141"><text:tab/>Ett projekt består ofta av hundratals olika unit tester.</text:span></text:p>
      <text:p text:style-name="P18"><text:span text:style-name="T141"><text:tab/></text:span><text:span text:style-name="T142">Intergration testing<text:s/></text:span><text:span text:style-name="T143">- En förlänging av unit tester. När två eller flera units <text:tab/>kombineras kna ett Intergration test identifiera om fel uppstår. </text:span></text:p>
      <text:p text:style-name="P18"><text:span text:style-name="T143"><text:tab/></text:span><text:span text:style-name="T144">Validation testing<text:s/></text:span><text:span text:style-name="T145">- </text:span></text:p>
      <text:p text:style-name="P18"><text:span text:style-name="T145">Testerna kör man i ett ramverk som kör alla tester åt en och visar vilka tester som gick igenom och vilka som misslyckades. Vi har kört med ramverker Mocha, men det finns såklart många fler som t.ex. Chia. </text:span></text:p>
      <text:p text:style-name="P18"><text:span text:style-name="T145"/></text:p>
      <text:p text:style-name="P18"><text:span text:style-name="T146">Test Ramverk </text:span></text:p>
      <text:p text:style-name="P19"><text:span text:style-name="T147">ramverket kör alla testerna åt oss och berättar vilka tester som lyckades och vilka som</text:span></text:p>
      <text:p text:style-name="P19"><text:span text:style-name="T147">misslyckades. Det finns som vanligt mängder med olika alternativ här, vi ska använda oss av ett ramverk som heter Mocha. </text:span></text:p>
      <text:p text:style-name="P19"><text:span text:style-name="T147">I node.js finns det en inbyggd modul som heter “assert”. Denna kan vi använda för att</text:span></text:p>
      <text:p text:style-name="P19"><text:span text:style-name="T147">göra våra tester. Vi laddar in den enkelt med hjälp av</text:span></text:p>
      <text:p text:style-name="P19"><text:span text:style-name="T147">const assert = require('assert'); </text:span></text:p>
      <text:p text:style-name="P19"><text:span text:style-name="T147"/></text:p>
      <text:p text:style-name="P19"><text:span text:style-name="T147">Assert har några väldigt användbara metoder:</text:span></text:p>
      <text:p text:style-name="P19"><text:span text:style-name="T148"><text:s/>assert.equal(actual, expected[, message])</text:span></text:p>
      <text:p text:style-name="P19"><text:span text:style-name="T148"><text:s/>assert.ok(value[, message])</text:span></text:p>
      <text:p text:style-name="P19"><text:span text:style-name="T148"><text:s/>assert.deepStrictEqual(actual, expected[, message])</text:span></text:p>
      <text:p text:style-name="P19"><text:span text:style-name="T149"/></text:p>
      <text:p text:style-name="P19"><text:span text:style-name="T150">Mocha</text:span><text:span text:style-name="T151"/></text:p>
      <text:p text:style-name="P19"><text:span text:style-name="T151">Mocha i grunden är ganska enkelt. Vi specificerar ett specifikt test med hjälp av en</text:span></text:p>
      <text:p text:style-name="P19"><text:span text:style-name="T151">“inbyggd” funktion it. Funktionen tar två argument, första argumenten ska vara</text:span></text:p>
      <text:p text:style-name="P19"><text:span text:style-name="T151">en sträng där vi anger namnet på testet. Andra argumenten är en funktion, som är</text:span></text:p>
      <text:p text:style-name="P19"><text:span text:style-name="T151">själva testet som ska köras. Därefter grupperar vi våra tester i en describe</text:span></text:p>
      <text:p text:style-name="P19"><text:span text:style-name="T151">funktion. Describe fungerar som en grupperingar av tester. Describe funktionen har</text:span></text:p>
      <text:p text:style-name="P19"><text:span text:style-name="T151">samma syntax som it.</text:span></text:p>
      <text:p text:style-name="P19"><text:span text:style-name="T152">Mocha done:<text:s/></text:span><text:span text:style-name="T153">Varje funktion vi anger till it funktionen får en funktion vi brukar kalla för done</text:span></text:p>
      <text:p text:style-name="P19"><text:span text:style-name="T153"><text:tab/>som argument. Vi ska kalla på denna funktionen när vårt test är färdigt om vi testar</text:span></text:p>
      <text:p text:style-name="P19"><text:span text:style-name="T153"><text:tab/>något async. Vi kan bara kalla på done en gång per test. Kallar vi på den fler gånger <text:tab/>så får vi ett fel.</text:span></text:p>
      <text:p text:style-name="P19"><text:span text:style-name="T153"><text:tab/><text:tab/>it('my test', function(done) {</text:span></text:p>
      <text:p text:style-name="P19"><text:span text:style-name="T153"><text:tab/><text:tab/>asyncFunction(function(data) {</text:span></text:p>
      <text:p text:style-name="P19"><text:span text:style-name="T153"><text:tab/><text:tab/>assert.ok(data);</text:span></text:p>
      <text:p text:style-name="P19"><text:span text:style-name="T153"><text:tab/><text:tab/>done();</text:span></text:p>
      <text:p text:style-name="P19"><text:span text:style-name="T153"><text:tab/><text:tab/>});</text:span></text:p>
      <text:p text:style-name="P19"><text:span text:style-name="T153"><text:tab/><text:tab/>});</text:span></text:p>
      <text:p text:style-name="P19"><text:span text:style-name="T154">Mocha promises:<text:s/></text:span><text:span text:style-name="T155">Ofta vill vi testa kod som använder sig av promises. Här använder vi inte <text:tab/>done funktionen utan istället returnerar vi promisen inne i testet.</text:span></text:p>
      <text:p text:style-name="P19"><text:span text:style-name="T155"><text:tab/><text:tab/>it('my test', function() {</text:span></text:p>
      <text:p text:style-name="P19"><text:span text:style-name="T155"><text:tab/><text:tab/>return promiseFunction()</text:span></text:p>
      <text:p text:style-name="P19"><text:span text:style-name="T155"><text:tab/><text:tab/>.then(function(data) {</text:span></text:p>
      <text:p text:style-name="P19"><text:span text:style-name="T155"><text:tab/><text:tab/>assert.ok(data);</text:span></text:p>
      <text:p text:style-name="P19"><text:span text:style-name="T155"><text:tab/><text:tab/>});</text:span></text:p>
      <text:p text:style-name="P19"><text:span text:style-name="T155"><text:tab/><text:tab/>});</text:span></text:p>
      <text:p text:style-name="P19"><text:span text:style-name="T156">Hooks</text:span><text:span text:style-name="T157">: I mocha finns det något som kallas för “hooks”. Detta är funktioner som körs innan</text:span></text:p>
      <text:p text:style-name="P19"><text:span text:style-name="T157">och efter våra tester. Dessa är användbara om vi måste sätta upp någon state i</text:span></text:p>
      <text:p text:style-name="P19"><text:span text:style-name="T157">förväg innan vi kan göra våra tester. Eller om vi behöver återställa något.</text:span></text:p>
      <text:p text:style-name="P19"><text:span text:style-name="T157"><text:s/><text:tab/></text:span><text:span text:style-name="T158">before</text:span><text:span text:style-name="T159"><text:s/>- Körs innan test suiten</text:span></text:p>
      <text:p text:style-name="P19"><text:span text:style-name="T159"><text:s/><text:tab/></text:span><text:span text:style-name="T160">after</text:span><text:span text:style-name="T161"><text:s/>- Körs efter test suiten</text:span></text:p>
      <text:p text:style-name="P19"><text:span text:style-name="T162"><text:s/><text:tab/>beforeEach<text:s/></text:span><text:span text:style-name="T163">- Körs innan varje test</text:span></text:p>
      <text:p text:style-name="P19"><text:span text:style-name="T163"><text:s/><text:tab/></text:span><text:span text:style-name="T164">afterEach</text:span><text:span text:style-name="T165"><text:s/>- Körs efter varje test</text:span></text:p>
      <text:p text:style-name="P19"><text:span text:style-name="T165"/></text:p>
      <text:p text:style-name="P19"><text:span text:style-name="T166">Chai<text:s/></text:span><text:span text:style-name="T167"/></text:p>
      <text:p text:style-name="P19"><text:span text:style-name="T167">Det finns som vanligt flera olika bibliotek, men ett vanligt är chai.js. Det fina med</text:span></text:p>
      <text:p text:style-name="P19"><text:span text:style-name="T167">chai.js är att det erbjuder tre olika syntaxer för att göra assert logiken. Dessa tre</text:span></text:p>
      <text:p text:style-name="P19"><text:span text:style-name="T167">syntaxer är de vanligaste som resten av biblioteken använder.</text:span></text:p>
      <text:p text:style-name="P19"><text:span text:style-name="T168">Should</text:span></text:p>
      <text:p text:style-name="P19"><text:span text:style-name="T168">Expect</text:span></text:p>
      <text:p text:style-name="P19"><text:span text:style-name="T168">Assert</text:span></text:p>
      <text:p text:style-name="P19"><text:span text:style-name="T168"/></text:p>
      <text:p text:style-name="P19"><text:span text:style-name="T169">Sinon.js</text:span></text:p>
      <text:p text:style-name="P19"><text:span text:style-name="T170">Vid kod som gör AJAX anrop kan det vara svårt att skriva tester. När man skriver test vill man inte att anrop till en server görs pga det kräver att servern är igång. Med sinon.js gör testen med en 'fejkad' server.</text:span></text:p>
      <text:p text:style-name="P19"><text:span text:style-name="T171">Spies-<text:s/></text:span><text:span text:style-name="T172">Det mesta i sinon.js är byggt på konceptet av “spies”. En spy kan “spionera” på en</text:span></text:p>
      <text:p text:style-name="P19"><text:span text:style-name="T172"><text:tab/>funktion och har koll på hur många gånger funktionen anropas, och med vilka</text:span></text:p>
      <text:p text:style-name="P19"><text:span text:style-name="T172"><text:tab/>argument. </text:span></text:p>
      <text:p text:style-name="P19"><text:span text:style-name="T173">Stubs-<text:s/></text:span><text:span text:style-name="T174">Stubs bygger på spy funktionaliteten, men är antagligen det vi använder mest i</text:span></text:p>
      <text:p text:style-name="P19"><text:span text:style-name="T174"><text:tab/>praktiken. En stub fungerar precis som en spy, men istället för att bara “spionera” <text:tab/>på funktionen, så ersätter en stub den. Detta är extremt användbart när vi vill <text:tab/>verifiera att t.ex. en AJAX funktion anropas, utan att vi faktiskt behöver göra själva <text:tab/>anropet.</text:span></text:p>
      <text:p text:style-name="P19"><text:span text:style-name="T175"/></text:p>
      <text:p text:style-name="P20"><text:span text:style-name="T176">Model-View-Controlle</text:span><text:span text:style-name="T177">r(MVC)</text:span><text:span text:style-name="T178"><text:s/></text:span></text:p>
      <text:p text:style-name="P21"><draw:frame text:anchor-type="as-char" svg:width="125.94mm" svg:height="48.68mm" style:rel-width="scale" style:rel-height="scale"><draw:object-ole xlink:href="OleObj3"/><draw:image xlink:href="ObjectReplacements/OleObj3"/></draw:frame><text:span text:style-name="T179"/></text:p>
      <text:p text:style-name="P22"><text:span text:style-name="T180"/></text:p>
      <text:p text:style-name="P23"><text:span text:style-name="T180"><text:tab/>Arkitektmöster för att strukturera vår kod. </text:span></text:p>
      <text:p text:style-name="P23"><text:span text:style-name="T180"><text:tab/></text:span><text:span text:style-name="T181">Model<text:s/></text:span><text:span text:style-name="T182">-<text:s text:c="2"/>utgör den domänspecifika representationen av den informationen som <text:tab/>applikationen bearbetar. </text:span></text:p>
      <text:p text:style-name="P23"><text:span text:style-name="T182"><text:tab/></text:span><text:span text:style-name="T183">View</text:span><text:span text:style-name="T184"><text:s/>- Presenterar layouten, det användaren ser. renderar model ut till användaren <text:tab/>genom html eller liknande.</text:span></text:p>
      <text:p text:style-name="P23"><text:span text:style-name="T184"><text:tab/></text:span><text:span text:style-name="T185">Controllern</text:span><text:span text:style-name="T186"><text:s/>- hjärnan bakom allt. Bearbetar och svarar på händelser som <text:tab/>användaren gör och framkallar då ändingar i modellen och i viewn.</text:span></text:p>
      <text:p text:style-name="P24"><text:span text:style-name="T187">Git</text:span><text:span text:style-name="T188"/></text:p>
      <text:p text:style-name="P25"><text:span text:style-name="T188">git är ett versionshanteringssystem (“Version Control System” VCS).</text:span></text:p>
      <text:p text:style-name="P25"><text:span text:style-name="T188">Fördelar med ett VCS:</text:span></text:p>
      <text:p text:style-name="P25"><text:span text:style-name="T189"><text:tab/>-</text:span><text:span text:style-name="T190"><text:s/>Hela projektets historik finns sparat så det är enkelt att gå tillbaka eller se</text:span></text:p>
      <text:p text:style-name="P25"><text:span text:style-name="T190"><text:tab/>koden för en tidigare version.</text:span></text:p>
      <text:p text:style-name="P25"><text:span text:style-name="T191"><text:tab/>-</text:span><text:span text:style-name="T192"><text:s/>Det underlättar när många personer ändrar i samma filer.</text:span></text:p>
      <text:p text:style-name="P25"><text:span text:style-name="T193"><text:tab/>-</text:span><text:span text:style-name="T194"><text:s/>Man kan enkelt skicka koden (pusha) till en server så att man inte riskerar att</text:span></text:p>
      <text:p text:style-name="P25"><text:span text:style-name="T194"><text:tab/>förlora den.</text:span></text:p>
      <text:p text:style-name="P26"><text:span text:style-name="T195">Git använder vi i vår teminal (Bash). För att använda det skriver vi 'git'.</text:span></text:p>
      <text:p text:style-name="P27"><text:span text:style-name="T196">$ git --help<text:s/></text:span><text:span text:style-name="T197">: Visar vilka kommandon som finns tillgängliga.</text:span></text:p>
      <text:p text:style-name="P27"><text:span text:style-name="T198">$ git &lt;commando&gt; --help / git help &lt;commando&gt;<text:s/></text:span><text:span text:style-name="T199">: visar info om ett spicifikt kommando.</text:span></text:p>
      <text:p text:style-name="P27"><text:span text:style-name="T199">Kommandon som ger oss korta tutorials dirr i terminalen:</text:span></text:p>
      <text:p text:style-name="P27"><text:span text:style-name="T200">$ git help tutorial</text:span></text:p>
      <text:p text:style-name="P27"><text:span text:style-name="T200">$ git help everyday</text:span></text:p>
      <text:p text:style-name="P27"><text:span text:style-name="T200">$ git help revisions</text:span></text:p>
      <text:p text:style-name="P27"><text:span text:style-name="T200">$ git help workflows</text:span></text:p>
      <text:p text:style-name="P27"><text:span text:style-name="T200">$ git help -g<text:s/></text:span><text:span text:style-name="T201">kan du skriva för att se alla tutorials</text:span></text:p>
      <text:p text:style-name="P28"><text:span text:style-name="T202">git-repon</text:span><text:span text:style-name="T203"/></text:p>
      <text:p text:style-name="P29"><text:span text:style-name="T203">När vi jobbar med git så jobbar vi alltid i ett “repository” (repo). Ett git-repo är ett</text:span></text:p>
      <text:p text:style-name="P29"><text:span text:style-name="T203">visuell förvaringsutrymme för vårt projekt. Det låter oss spara nya versioner av vårt</text:span></text:p>
      <text:p text:style-name="P29"><text:span text:style-name="T203">projekt i vad vi kallar för “commits”.</text:span></text:p>
      <text:p text:style-name="P29"><text:span text:style-name="T203">De flesta git kommandona kräver att vi befinner oss i ett git repo (i terminalen) för</text:span></text:p>
      <text:p text:style-name="P29"><text:span text:style-name="T203">att vi ska kunna använda dem.</text:span></text:p>
      <text:p text:style-name="P29"><text:span text:style-name="T203"/></text:p>
      <text:p text:style-name="P30"><text:span text:style-name="T204">$ git init:<text:s/></text:span><text:span text:style-name="T205">För att skapa ett nytt repo </text:span></text:p>
      <text:p text:style-name="P30"><text:span text:style-name="T206">$ git clone ADDRESS_TILL_REPO:<text:s/></text:span><text:span text:style-name="T207">klonaR ett repo som redan existerar</text:span></text:p>
      <text:p text:style-name="P30"><text:span text:style-name="T208">$ git add &lt;file&gt;, all, . :<text:s/></text:span><text:span text:style-name="T209">Lägg till en fil</text:span></text:p>
      <text:p text:style-name="P30"><text:span text:style-name="T210">$ git add &lt;directory&gt;:<text:s/></text:span><text:span text:style-name="T211">Lägg till en mapp</text:span><text:span text:style-name="T212"/></text:p>
      <text:p text:style-name="P30"><text:span text:style-name="T212">$ git status:<text:s/></text:span><text:span text:style-name="T213">visar en lista på filer som lagts till/ändrats</text:span><text:span text:style-name="T214"/></text:p>
      <text:p text:style-name="P30"><text:span text:style-name="T214">$ git commit -m “Min första commit”:</text:span><text:span text:style-name="T215"><text:s/>För att spara dina ändringar till repot. Commiten får <text:tab/><text:tab/><text:tab/><text:tab/><text:s text:c="13"/>ett unikt namn som är en SHA-1-hash</text:span><text:span text:style-name="T216"/></text:p>
      <text:p text:style-name="P30"><text:span text:style-name="T216">$ git log:</text:span><text:span text:style-name="T217"><text:s/>Visar historiken<text:s/></text:span><text:span text:style-name="T218"/></text:p>
      <text:p text:style-name="P30"><text:span text:style-name="T218">$ git show HASH:</text:span><text:span text:style-name="T219"><text:s/>Visar en commit </text:span></text:p>
      <text:p text:style-name="P30"><text:span text:style-name="T220">Git stash</text:span><text:span text:style-name="T221"/></text:p>
      <text:p text:style-name="P31"><text:span text:style-name="T221">git stash låter oss lokalt spara våra förändringar temporärt. Detta är</text:span></text:p>
      <text:p text:style-name="P31"><text:span text:style-name="T221">användbart t.ex. när vi behöver hämta förändringar från en server men vi är inte</text:span></text:p>
      <text:p text:style-name="P31"><text:span text:style-name="T221">redo att commita de förändringar vi har gjort lokalt ännu.</text:span></text:p>
      <text:p text:style-name="P31"><text:span text:style-name="T222"/></text:p>
      <text:p text:style-name="P32"><text:span text:style-name="T222">$ git stash:<text:s/></text:span><text:span text:style-name="T223">Sparar alla förändringar i en stash</text:span><text:span text:style-name="T224"/></text:p>
      <text:p text:style-name="P32"><text:span text:style-name="T224">$ git stash pop:<text:s/></text:span><text:span text:style-name="T225">Återskapar förändringarna du sparat i en stash.</text:span></text:p>
      <text:p text:style-name="P32"><text:span text:style-name="T226">Git branch</text:span></text:p>
      <text:p text:style-name="P33"><text:span text:style-name="T227">Branches låter oss dela upp vårt projekt så att vi kan arbeta på olika saker isolerat</text:span></text:p>
      <text:p text:style-name="P33"><text:span text:style-name="T227">från varandra. Dvs alla ändringar vi gör i en branch, påverkar inte vår kod vi har i</text:span></text:p>
      <text:p text:style-name="P33"><text:span text:style-name="T227">någon annan.</text:span></text:p>
      <text:p text:style-name="P33"><text:span text:style-name="T227">Default branchen heter oftast master och innehåller ofta den “stabila” versionen av</text:span></text:p>
      <text:p text:style-name="P33"><text:span text:style-name="T227">vår kod. Om vi vill bygga en feature, eller lösa en bugg eller bara testa något. Utan</text:span></text:p>
      <text:p text:style-name="P33"><text:span text:style-name="T227">att påverka vår kod. Då kan vi skapa en ny branch, och jobba på den istället. När vi</text:span></text:p>
      <text:p text:style-name="P33"><text:span text:style-name="T227">sedan är nöjda med våra ändringar kan vi “merga” in vår nya branch in i master och</text:span></text:p>
      <text:p text:style-name="P33"><text:span text:style-name="T227">uppdatera den så att den håller våra senaste ändringar.</text:span></text:p>
      <text:p text:style-name="P33"><text:span text:style-name="T227"/></text:p>
      <text:p text:style-name="P33"><text:span text:style-name="T227">När vi skapar en branch så “kopieras” inte vår kod på något sätt. Utan allt som</text:span></text:p>
      <text:p text:style-name="P33"><text:span text:style-name="T227">händer är att vi skapar en ny pekare till vår nuvarande commit. När vi sedan skapar</text:span></text:p>
      <text:p text:style-name="P33"><text:span text:style-name="T227">flera commits så byggs dem på separat från alla andra branches.</text:span></text:p>
      <text:p text:style-name="P33"><text:span text:style-name="T227"/></text:p>
      <text:p text:style-name="P34"><text:span text:style-name="T228">$ git branch &lt;name&gt;:</text:span><text:span text:style-name="T229"><text:s/>Skapa en branch</text:span><text:span text:style-name="T230"/></text:p>
      <text:p text:style-name="P34"><text:span text:style-name="T230">$ git checkout &lt;branch_name&gt;:<text:s/></text:span><text:span text:style-name="T231">Byt branch</text:span><text:span text:style-name="T232"/></text:p>
      <text:p text:style-name="P34"><text:span text:style-name="T232">$ git branch -d &lt;name&gt;:<text:s/></text:span><text:span text:style-name="T233">Ta bort branch</text:span><text:span text:style-name="T234"/></text:p>
      <text:p text:style-name="P34"><text:span text:style-name="T234">$ git branch:<text:s/></text:span><text:span text:style-name="T235">Visa alla branches</text:span></text:p>
      <text:p text:style-name="P34"><text:span text:style-name="T236">Git merge</text:span><text:span text:style-name="T237"/></text:p>
      <text:p text:style-name="P35"><text:span text:style-name="T237">git merge låter oss slå ihop två branches till en. När vi använder merge så går git</text:span></text:p>
      <text:p text:style-name="P35"><text:span text:style-name="T237">igenom alla commits i båda branscherna och försöker slå ihop dem genom att lägga</text:span></text:p>
      <text:p text:style-name="P35"><text:span text:style-name="T237">dem efter varandra. Vanligtvis kan git göra detta helt automatiskt, men i vissa fall,</text:span></text:p>
      <text:p text:style-name="P35"><text:span text:style-name="T237">om vi har uppdaterat samma saker i två olika branches så kommer vi få en “merge</text:span></text:p>
      <text:p text:style-name="P35"><text:span text:style-name="T237">conflict”.</text:span></text:p>
      <text:p text:style-name="P35"><text:span text:style-name="T237"/></text:p>
      <text:p text:style-name="P36"><text:span text:style-name="T238">$ git merge &lt;branch_name&gt;:<text:s text:c="2"/></text:span><text:span text:style-name="T239">Merga en branch in i den nuvarande.</text:span></text:p>
      <text:p text:style-name="P36"><text:span text:style-name="T240">Merge conflicter</text:span><text:span text:style-name="T241"/></text:p>
      <text:p text:style-name="P37"><text:span text:style-name="T241">När en merge conflict sker så kommer git att berätta detta för oss väldigt tydligt.</text:span></text:p>
      <text:p text:style-name="P37"><text:span text:style-name="T241">Den kommer också berätta i vilka filer vi behöver manuellt gå in och berätta vad som</text:span></text:p>
      <text:p text:style-name="P37"><text:span text:style-name="T241">är rätt. I dessa filerna har git indikerat vilka rader det är som den inte kan rätta till.</text:span></text:p>
      <text:p text:style-name="P37"><text:span text:style-name="T241">Det gör den med följande syntax:</text:span></text:p>
      <text:p text:style-name="P37"><text:span text:style-name="T241">here is some content not affected by the conflict</text:span></text:p>
      <text:p text:style-name="P38"><text:span text:style-name="T241"/></text:p>
      <text:p text:style-name="P38"><text:span text:style-name="T242">Git remote</text:span><text:span text:style-name="T243"/></text:p>
      <text:p text:style-name="P39"><text:span text:style-name="T243">För att vi ska kunna koppla ihop vårt lokala repo med ett repo på en server behöver vi skapa en remote koppling. En remote funkar som en alias, där vi kan ge ett enkelt namn till en något mindre</text:span></text:p>
      <text:p text:style-name="P39"><text:span text:style-name="T243">enkel url. Det vanligaste namnet folk använder för sin huvudkoppling är origin.</text:span></text:p>
      <text:p text:style-name="P39"><text:span text:style-name="T243">Men vi kan döpa den till vad vi vill (starkt rekommenderat att ni håller er till</text:span></text:p>
      <text:p text:style-name="P39"><text:span text:style-name="T243">origin)</text:span></text:p>
      <text:p text:style-name="P39"><text:span text:style-name="T243">De två vanliga kommunikationsprotokollen vi använder med git är HTTP och SSH.</text:span></text:p>
      <text:p text:style-name="P39"><text:span text:style-name="T243">Om du äger repot, bör du alltid använda dig av SSH protokollet. Det är både säkrare</text:span></text:p>
      <text:p text:style-name="P39"><text:span text:style-name="T243">och smidigare. Om du vill klona ett repo från en server som du inte äger, då måste du</text:span></text:p>
      <text:p text:style-name="P39"><text:span text:style-name="T243">oftast använda dig av HTTP protokollet. Men det betyder oftast att du inte själv kan</text:span></text:p>
      <text:p text:style-name="P39"><text:span text:style-name="T243">uppdatera detta repot.</text:span></text:p>
      <text:p text:style-name="P39"><text:span text:style-name="T243"/></text:p>
      <text:p text:style-name="P40"><text:span text:style-name="T244">$ git remote add &lt;name&gt; &lt;url&gt;:<text:s/></text:span><text:span text:style-name="T245">Lägg till</text:span><text:span text:style-name="T246"/></text:p>
      <text:p text:style-name="P40"><text:span text:style-name="T246">$ git remote remove &lt;name&gt;:</text:span><text:span text:style-name="T247"><text:s/>ta bort<text:s/></text:span><text:span text:style-name="T248"/></text:p>
      <text:p text:style-name="P40"><text:span text:style-name="T248">$ git remote rename &lt;old_name&gt; &lt;new_name&gt;:</text:span><text:span text:style-name="T249"><text:s/>döpa om<text:s/></text:span><text:span text:style-name="T250"/></text:p>
      <text:p text:style-name="P40"><text:span text:style-name="T250">$ git remote:</text:span><text:span text:style-name="T251"><text:s/>Visa alla befintliga remotes</text:span><text:span text:style-name="T252"/></text:p>
      <text:p text:style-name="P40"><text:span text:style-name="T252">$ git remote -v:<text:s/></text:span><text:span text:style-name="T253">Visa alla befintliga remotes med url:erna</text:span></text:p>
      <text:p text:style-name="P40"><text:span text:style-name="T254">Git fetch</text:span><text:span text:style-name="T255"/></text:p>
      <text:p text:style-name="P41"><text:span text:style-name="T255">Med fetch kan vi hämta ner alla ändringar som har skett på en server. Notera att</text:span></text:p>
      <text:p text:style-name="P41"><text:span text:style-name="T255">git fetch inte uppdaterar våra lokala branches, utan den bara hämtar ner</text:span></text:p>
      <text:p text:style-name="P41"><text:span text:style-name="T255">informationen så att vi själva kan merga in den i vår lokala branch.</text:span></text:p>
      <text:p text:style-name="P41"><text:span text:style-name="T255"/></text:p>
      <text:p text:style-name="P42"><text:span text:style-name="T256">$ git fetch &lt;remote&gt;:</text:span><text:span text:style-name="T257"><text:s/>Hämta ner alla ändringar.</text:span><text:span text:style-name="T258"/></text:p>
      <text:p text:style-name="P42"><text:span text:style-name="T258">$ git fetch &lt;remote&gt; &lt;branch&gt;:</text:span><text:span text:style-name="T259"><text:s/>Hämta ner alla ändringar för en specifik branch.</text:span></text:p>
      <text:p text:style-name="P42"><text:span text:style-name="T260">Git pull</text:span><text:span text:style-name="T261"/></text:p>
      <text:p text:style-name="P43"><text:span text:style-name="T261">Git pull fungerar precis som git fetch, skillnaden är att pull också gör en git</text:span></text:p>
      <text:p text:style-name="P43"><text:span text:style-name="T261">merge med branschen vi hämtar. Detta är nästan alltid vad vi vill, och därför brukar</text:span></text:p>
      <text:p text:style-name="P43"><text:span text:style-name="T261">vi använda git pull istället för git fetch.</text:span></text:p>
      <text:p text:style-name="P43"><text:span text:style-name="T261"/></text:p>
      <text:p text:style-name="P44"><text:span text:style-name="T262">$ git pull &lt;remote&gt; &lt;branch&gt;</text:span></text:p>
      <text:p text:style-name="P44"><text:span text:style-name="T263">Git push</text:span><text:span text:style-name="T264"/></text:p>
      <text:p text:style-name="P45"><text:span text:style-name="T265">När vi är färdiga med våra ändringar och vill dela med oss av commitsen i en branch</text:span></text:p>
      <text:p text:style-name="P45"><text:span text:style-name="T265">kan vi använda git push.</text:span></text:p>
      <text:p text:style-name="P45"><text:span text:style-name="T265"/></text:p>
      <text:p text:style-name="P46"><text:span text:style-name="T266">$ git push &lt;remote&gt; &lt;branch&gt;</text:span></text:p>
      <text:p text:style-name="P46"><text:span text:style-name="T267">Git ignore</text:span><text:span text:style-name="T268"/></text:p>
      <text:p text:style-name="P47"><text:span text:style-name="T269">Det går att berätta för git att den ska ignorera vissa filer. Detta är användbart för</text:span></text:p>
      <text:p text:style-name="P47"><text:span text:style-name="T269">filer som kan genereras av andra. Till exempel node_modules mappen som skapas av</text:span></text:p>
      <text:p text:style-name="P47"><text:span text:style-name="T269">npm när vi kör npm install.</text:span></text:p>
      <text:p text:style-name="P47"><text:span text:style-name="T269">För att be git att ignorera filer kan vi skapa en fil som heter .gitignore (notera</text:span></text:p>
      <text:p text:style-name="P47"><text:span text:style-name="T269">punkten). I denna filen skriver vi namnen på de filer eller mappar vi vill att git ska</text:span></text:p>
      <text:p text:style-name="P47"><text:span text:style-name="T269">ignorera. Vi lägger en fil/mapp per rad.</text:span></text:p>
      <text:p text:style-name="P47"><text:span text:style-name="T269"/></text:p>
      <text:p text:style-name="P47"><text:span text:style-name="T270">Git blame</text:span></text:p>
      <text:p text:style-name="P47"><text:span text:style-name="T271">Git blame används för att undersöka kod lite djupare. Git blame visar vilken person</text:span></text:p>
      <text:p text:style-name="P47"><text:span text:style-name="T271">det är som senast har modifierat en rad. Vilket är användbart för att t.ex. kunna</text:span></text:p>
      <text:p text:style-name="P47"><text:span text:style-name="T271">diskutera koden med den som är “ansvarig”.</text:span></text:p>
      <text:p text:style-name="P47"><text:span text:style-name="T271">Vi kör git blame på en specifik fil:</text:span></text:p>
      <text:p text:style-name="P47"><text:span text:style-name="T271">git blame README.md</text:span></text:p>
      <text:p text:style-name="P47"><text:span text:style-name="T271"/></text:p>
      <text:p text:style-name="P47"><text:span text:style-name="T272">Gitflow</text:span><text:span text:style-name="T273"/></text:p>
      <text:p text:style-name="P47"><text:span text:style-name="T274">-<text:s/></text:span><text:span text:style-name="T275">Master branch - Innehåller produktionskoden</text:span></text:p>
      <text:p text:style-name="P47"><text:span text:style-name="T276">-</text:span><text:span text:style-name="T277"><text:s/>Develop branch - Innehåller den gemensamma utvecklingskoden</text:span></text:p>
      <text:p text:style-name="P47"><text:span text:style-name="T278">-</text:span><text:span text:style-name="T279"><text:s/>Feature branch - Innehåller kod relaterat till en specifik feature.</text:span></text:p>
      <text:p text:style-name="P47"><text:span text:style-name="T280">-</text:span><text:span text:style-name="T281"><text:s/>Release branch - Innehåller kod som ska gå ut till produktion.</text:span></text:p>
      <text:p text:style-name="P47"><text:span text:style-name="T282">-</text:span><text:span text:style-name="T283"><text:s/>Hotfix branches - Innehåller kod för att snabbt lösa buggar. </text:span></text:p>
      <text:p text:style-name="P47"><text:span text:style-name="T283"/></text:p>
      <text:p text:style-name="P47"><text:span text:style-name="T284">master branch:<text:s/></text:span><text:span text:style-name="T285">Master branchen är den branch som innehåller all produktionskod. Dvs den <text:tab/>koden som är “klar” och som våra användare interagerar med. Det är viktigt att man <text:tab/>inte mergar in saker hej vilt till master branchen. Denna branch förväntas vara <text:tab/>stabil, och används ofta av automatiska system som sätter upp servrar m.m.</text:span></text:p>
      <text:p text:style-name="P47"><text:span text:style-name="T285"><text:tab/>Denna branchen innehåller också ofta taggar som indikerar versionnumret på våra</text:span></text:p>
      <text:p text:style-name="P47"><text:span text:style-name="T285"><text:tab/>commits.</text:span></text:p>
      <text:p text:style-name="P47"><text:span text:style-name="T286">Develop branch:</text:span><text:span text:style-name="T287"><text:s/>Denna branchen skapas initialt från master branchen. Den innehåller den <text:tab/>kod som utvecklarna jobbar mot. Dvs den kod som inte nödvändigtvis är klar eller <text:tab/>stabil.</text:span></text:p>
      <text:p text:style-name="P47"><text:span text:style-name="T288">Feature branch:<text:s/></text:span><text:span text:style-name="T289">Så fort vi ska skapa en ny feature, stor eller liten. Då ska vi skapa en feature <text:tab/>branch. Den skapar vi från develop branchen. I en feature branch kan man jobba allt <text:tab/>från en person till flera. När featuren är färdig, då ska den mergas in i develop <text:tab/>branchen. Det finns ofta många feature branches samtidigt.</text:span></text:p>
      <text:p text:style-name="P47"><text:span text:style-name="T290">Release branch:<text:s/></text:span><text:span text:style-name="T291">När vi är färdiga med “tillräckligt” många features (t.ex i slutet av en scrum <text:tab/>sprint) då skapar vi en release branch. Denna branchen skapas från develop <text:tab/>branchen. När den är väl skapad, så ska inga nya features komma in i branchen. <text:tab/>Utan allt vi mergar in här är buggfixar. Dvs efter att vi har skapat en release branch, <text:tab/>då jobbar vi på att säga till att denna branchen är stabil. För när branchen är stabil, <text:tab/>då mergar vi in den i master branchen och uppdaterar vår produktionskod. Man <text:tab/>mergar även in release branchen i develop för att säkerställa att develop branchen <text:tab/>inte saknar buggfixar i framtiden.</text:span></text:p>
      <text:p text:style-name="P47"><text:span text:style-name="T292">Hotfix branches:<text:s/></text:span><text:span text:style-name="T293">En hotfix branch skapar vi från master branchen. Dessa branches ska vi <text:tab/>enbart skapa när en bugg har upptäckts i produktionskoden och vi behöver lösa den <text:tab/>snabbt. En hotfix branch är den enda branchen som får lov att skapas och mergas in <text:tab/>i master direkt. Levnadstiden på en hotfix branch bör inte vara lång.</text:span></text:p>
      <text:p text:style-name="P47"><text:span text:style-name="T293"/></text:p>
      <text:p text:style-name="P47"><text:span text:style-name="T293">1. En develop branch skapas från master</text:span></text:p>
      <text:p text:style-name="P47"><text:span text:style-name="T293">2. En release branch skapas från develop</text:span></text:p>
      <text:p text:style-name="P47"><text:span text:style-name="T293">3. Feature branches skapas från develop</text:span></text:p>
      <text:p text:style-name="P47"><text:span text:style-name="T293">4. Feature branches mergas in i develop</text:span></text:p>
      <text:p text:style-name="P47"><text:span text:style-name="T293">5. Release branches mergas in i develop &amp; master</text:span></text:p>
      <text:p text:style-name="P47"><text:span text:style-name="T293">6. Om en livebugg hittas, skapas en hotfix branch från master</text:span></text:p>
      <text:p text:style-name="P47"><text:span text:style-name="T293">7. När buggen är löst mergas hotfix branchen in i develop och master</text:span></text:p>
      <text:p text:style-name="P47"><text:span text:style-name="T293"/></text:p>
      <text:p text:style-name="P47"><text:span text:style-name="T294">Pull request(PR)</text:span><text:span text:style-name="T295"/></text:p>
      <text:p text:style-name="P48"><text:span text:style-name="T295">En pull request (PR) är ett verktyg som låter oss skapa en förfrågan att en annan</text:span></text:p>
      <text:p text:style-name="P48"><text:span text:style-name="T295">utvecklare ska pulla/merga in vår kod till t.ex develop branchen.</text:span></text:p>
      <text:p text:style-name="P48"><text:span text:style-name="T295">PR:s är starkt rekommenderat i större projekt. Många utvecklare använder PR:s för</text:span></text:p>
      <text:p text:style-name="P48"><text:span text:style-name="T295">att få någon annan att läsa igenom och verifiera ens kod innan den flaggas som</text:span></text:p>
      <text:p text:style-name="P48"><text:span text:style-name="T295">“färdig”. PR:s blir ett naturligt sätt att diskutera förbättringar, hitta buggar och få</text:span></text:p>
      <text:p text:style-name="P48"><text:span text:style-name="T295">alla utvecklare insatta i ny kod kontinuerligt i ett projekt.</text:span></text:p>
      <text:p text:style-name="P48"><text:span text:style-name="T295">Vissa företag/projekt tvingar alla utvecklare att använda PR:s. Dvs man får inte lov</text:span></text:p>
      <text:p text:style-name="P48"><text:span text:style-name="T295">att göra en manuell merge till någon branch. Personligen rekommenderar jag detta</text:span></text:p>
      <text:p text:style-name="P48"><text:span text:style-name="T295">starkt.</text:span></text:p>
      <text:p text:style-name="P49"><text:span text:style-name="T296">Semantic versioning</text:span></text:p>
      <text:p text:style-name="P50"><text:span text:style-name="T297">Semantic versioning är en standard för att hantera versionsnummer.</text:span></text:p>
      <text:p text:style-name="P50"><text:span text:style-name="T297">Ett exempel versionsnummer kan vara: 1.5.13</text:span></text:p>
      <text:p text:style-name="P50"><text:span text:style-name="T297">Versionnummret är uppdelat i tre delar:</text:span></text:p>
      <text:p text:style-name="P50"><text:span text:style-name="T297">MAJOR.MINOR.PATCH</text:span></text:p>
      <text:p text:style-name="P50"><text:span text:style-name="T298">-</text:span><text:span text:style-name="T299"><text:s/>MAJOR - Förändringar som inte är bakåtkompatibla</text:span></text:p>
      <text:p text:style-name="P50"><text:span text:style-name="T300">-</text:span><text:span text:style-name="T301"><text:s/>MINOR - Förändringar som är bakåtkompatibla</text:span></text:p>
      <text:p text:style-name="P50"><text:span text:style-name="T302">-</text:span><text:span text:style-name="T303"><text:s/>PATCH - Huvudsakligen buggfixar på en minor version</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